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2.4047in"/>
    </style:style>
    <style:style style:name="co12" style:family="table-column">
      <style:table-column-properties fo:break-before="auto" style:column-width="4.1854in"/>
    </style:style>
    <style:style style:name="co13" style:family="table-column">
      <style:table-column-properties fo:break-before="auto" style:column-width="3.8528in"/>
    </style:style>
    <style:style style:name="co14" style:family="table-column">
      <style:table-column-properties fo:break-before="auto" style:column-width="3.9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Mod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637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8"/>self.net = nn.Sequential(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484495" calcext:value-type="float">
            <text:p>0.484495</text:p>
          </table:table-cell>
          <table:table-cell office:value-type="float" office:value="5.877" calcext:value-type="float">
            <text:p>5.877</text:p>
          </table:table-cell>
          <table:table-cell office:value-type="float" office:value="692" calcext:value-type="float">
            <text:p>69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nn.Linear(9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58004" calcext:value-type="float">
            <text:p>0.358004</text:p>
          </table:table-cell>
          <table:table-cell office:value-type="float" office:value="11.777" calcext:value-type="float">
            <text:p>11.777</text:p>
          </table:table-cell>
          <table:table-cell office:value-type="float" office:value="715" calcext:value-type="float">
            <text:p>71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2"/>nn.ReLU(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301139" calcext:value-type="float">
            <text:p>0.301139</text:p>
          </table:table-cell>
          <table:table-cell office:value-type="float" office:value="17.657" calcext:value-type="float">
            <text:p>17.657</text:p>
          </table:table-cell>
          <table:table-cell office:value-type="float" office:value="731" calcext:value-type="float">
            <text:p>73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2"/>nn.Linear(hidden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265019" calcext:value-type="float">
            <text:p>0.265019</text:p>
          </table:table-cell>
          <table:table-cell office:value-type="float" office:value="23.541" calcext:value-type="float">
            <text:p>23.541</text:p>
          </table:table-cell>
          <table:table-cell office:value-type="float" office:value="729" calcext:value-type="float">
            <text:p>72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2"/>nn.ReLU(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241959" calcext:value-type="float">
            <text:p>0.241959</text:p>
          </table:table-cell>
          <table:table-cell office:value-type="float" office:value="29.424" calcext:value-type="float">
            <text:p>29.424</text:p>
          </table:table-cell>
          <table:table-cell office:value-type="float" office:value="766" calcext:value-type="float">
            <text:p>76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2"/>nn.Linear(hidden, 9),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223971" calcext:value-type="float">
            <text:p>0.2239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746" calcext:value-type="float">
            <text:p>74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8"/>)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204662" calcext:value-type="float">
            <text:p>0.204662</text:p>
          </table:table-cell>
          <table:table-cell office:value-type="float" office:value="41.192" calcext:value-type="float">
            <text:p>41.192</text:p>
          </table:table-cell>
          <table:table-cell office:value-type="float" office:value="753" calcext:value-type="float">
            <text:p>75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191469" calcext:value-type="float">
            <text:p>0.191469</text:p>
          </table:table-cell>
          <table:table-cell office:value-type="float" office:value="47.065" calcext:value-type="float">
            <text:p>47.065</text:p>
          </table:table-cell>
          <table:table-cell office:value-type="float" office:value="751" calcext:value-type="float">
            <text:p>75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9468" calcext:value-type="float">
            <text:p>0.29468</text:p>
          </table:table-cell>
          <table:table-cell table:style-name="ce1" office:value-type="float" office:value="2.157" calcext:value-type="float">
            <text:p>2.157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92214" calcext:value-type="float">
            <text:p>0.192214</text:p>
          </table:table-cell>
          <table:table-cell table:style-name="ce1" office:value-type="float" office:value="4.317" calcext:value-type="float">
            <text:p>4.317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123746" calcext:value-type="float">
            <text:p>0.123746</text:p>
          </table:table-cell>
          <table:table-cell table:style-name="ce1" office:value-type="float" office:value="6.475" calcext:value-type="float">
            <text:p>6.475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81331" calcext:value-type="float">
            <text:p>0.081331</text:p>
          </table:table-cell>
          <table:table-cell table:style-name="ce1" office:value-type="float" office:value="8.629" calcext:value-type="float">
            <text:p>8.629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44495" calcext:value-type="float">
            <text:p>0.044495</text:p>
          </table:table-cell>
          <table:table-cell table:style-name="ce1" office:value-type="float" office:value="10.788" calcext:value-type="float">
            <text:p>10.788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22468" calcext:value-type="float">
            <text:p>0.022468</text:p>
          </table:table-cell>
          <table:table-cell table:style-name="ce1" office:value-type="float" office:value="12.957" calcext:value-type="float">
            <text:p>12.957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11257" calcext:value-type="float">
            <text:p>0.011257</text:p>
          </table:table-cell>
          <table:table-cell table:style-name="ce1" office:value-type="float" office:value="18.297" calcext:value-type="float">
            <text:p>18.29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4171" calcext:value-type="float">
            <text:p>0.004171</text:p>
          </table:table-cell>
          <table:table-cell table:style-name="ce1" office:value-type="float" office:value="24.739" calcext:value-type="float">
            <text:p>24.73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175528" calcext:value-type="float">
            <text:p>0.175528</text:p>
          </table:table-cell>
          <table:table-cell office:value-type="float" office:value="6.729" calcext:value-type="float">
            <text:p>6.729</text:p>
          </table:table-cell>
          <table:table-cell office:value-type="float" office:value="767" calcext:value-type="float">
            <text:p>7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062174" calcext:value-type="float">
            <text:p>0.062174</text:p>
          </table:table-cell>
          <table:table-cell office:value-type="float" office:value="13.518" calcext:value-type="float">
            <text:p>13.518</text:p>
          </table:table-cell>
          <table:table-cell office:value-type="float" office:value="788" calcext:value-type="float">
            <text:p>7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015162" calcext:value-type="float">
            <text:p>0.015162</text:p>
          </table:table-cell>
          <table:table-cell office:value-type="float" office:value="20.309" calcext:value-type="float">
            <text:p>20.30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27.233" calcext:value-type="float">
            <text:p>27.23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34.142" calcext:value-type="float">
            <text:p>34.14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41.279" calcext:value-type="float">
            <text:p>41.27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48.697" calcext:value-type="float">
            <text:p>48.69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56.513" calcext:value-type="float">
            <text:p>56.51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86274" calcext:value-type="float">
            <text:p>0.086274</text:p>
          </table:table-cell>
          <table:table-cell table:style-name="ce1" office:value-type="float" office:value="4.104" calcext:value-type="float">
            <text:p>4.104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5593" calcext:value-type="float">
            <text:p>0.005593</text:p>
          </table:table-cell>
          <table:table-cell table:style-name="ce1" office:value-type="float" office:value="8.445" calcext:value-type="float">
            <text:p>8.44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175902" calcext:value-type="float">
            <text:p>0.175902</text:p>
          </table:table-cell>
          <table:table-cell table:style-name="ce1" office:value-type="float" office:value="12.795" calcext:value-type="float">
            <text:p>12.795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706" calcext:value-type="float">
            <text:p>0.000706</text:p>
          </table:table-cell>
          <table:table-cell table:style-name="ce1" office:value-type="float" office:value="17.185" calcext:value-type="float">
            <text:p>17.18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00174" calcext:value-type="float">
            <text:p>0.000174</text:p>
          </table:table-cell>
          <table:table-cell table:style-name="ce1" office:value-type="float" office:value="21.676" calcext:value-type="float">
            <text:p>21.67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00029" calcext:value-type="float">
            <text:p>0.000029</text:p>
          </table:table-cell>
          <table:table-cell table:style-name="ce1" office:value-type="float" office:value="26.579" calcext:value-type="float">
            <text:p>26.57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00144" calcext:value-type="float">
            <text:p>0.000144</text:p>
          </table:table-cell>
          <table:table-cell table:style-name="ce1" office:value-type="float" office:value="31.815" calcext:value-type="float">
            <text:p>31.81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048" calcext:value-type="float">
            <text:p>0.000048</text:p>
          </table:table-cell>
          <table:table-cell table:style-name="ce1" office:value-type="float" office:value="35.983" calcext:value-type="float">
            <text:p>35.98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50"/>
          <table:table-cell table:style-name="ce1" table:number-columns-repeated="16325"/>
        </table:table-row>
      </table:table>
      <table:table table:name="Model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637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8"/>self.net = nn.Sequential(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047277" calcext:value-type="float">
            <text:p>2.047277</text:p>
          </table:table-cell>
          <table:table-cell office:value-type="float" office:value="1.847" calcext:value-type="float">
            <text:p>1.847</text:p>
          </table:table-cell>
          <table:table-cell office:value-type="float" office:value="1027" calcext:value-type="float">
            <text:p>102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nn.Linear(9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.047138" calcext:value-type="float">
            <text:p>2.047138</text:p>
          </table:table-cell>
          <table:table-cell office:value-type="float" office:value="3.704" calcext:value-type="float">
            <text:p>3.704</text:p>
          </table:table-cell>
          <table:table-cell office:value-type="float" office:value="947" calcext:value-type="float">
            <text:p>94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2"/>nn.Linear(hidden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.046719" calcext:value-type="float">
            <text:p>2.046719</text:p>
          </table:table-cell>
          <table:table-cell office:value-type="float" office:value="5.564" calcext:value-type="float">
            <text:p>5.564</text:p>
          </table:table-cell>
          <table:table-cell office:value-type="float" office:value="980" calcext:value-type="float">
            <text:p>980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2"/>nn.Linear(hidden, 9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.046488" calcext:value-type="float">
            <text:p>2.046488</text:p>
          </table:table-cell>
          <table:table-cell office:value-type="float" office:value="7.428" calcext:value-type="float">
            <text:p>7.428</text:p>
          </table:table-cell>
          <table:table-cell office:value-type="float" office:value="942" calcext:value-type="float">
            <text:p>942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8"/>)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2.046346" calcext:value-type="float">
            <text:p>2.046346</text:p>
          </table:table-cell>
          <table:table-cell office:value-type="float" office:value="9.305" calcext:value-type="float">
            <text:p>9.305</text:p>
          </table:table-cell>
          <table:table-cell office:value-type="float" office:value="988" calcext:value-type="float">
            <text:p>98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.046184" calcext:value-type="float">
            <text:p>2.046184</text:p>
          </table:table-cell>
          <table:table-cell office:value-type="float" office:value="11.16" calcext:value-type="float">
            <text:p>11.16</text:p>
          </table:table-cell>
          <table:table-cell office:value-type="float" office:value="976" calcext:value-type="float">
            <text:p>97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2.046016" calcext:value-type="float">
            <text:p>2.046016</text:p>
          </table:table-cell>
          <table:table-cell office:value-type="float" office:value="13.019" calcext:value-type="float">
            <text:p>13.019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2.045912" calcext:value-type="float">
            <text:p>2.045912</text:p>
          </table:table-cell>
          <table:table-cell office:value-type="float" office:value="14.874" calcext:value-type="float">
            <text:p>14.874</text:p>
          </table:table-cell>
          <table:table-cell office:value-type="float" office:value="953" calcext:value-type="float">
            <text:p>95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48448" calcext:value-type="float">
            <text:p>2.048448</text:p>
          </table:table-cell>
          <table:table-cell table:style-name="ce1" office:value-type="float" office:value="2.015" calcext:value-type="float">
            <text:p>2.015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4815" calcext:value-type="float">
            <text:p>2.04815</text:p>
          </table:table-cell>
          <table:table-cell table:style-name="ce1" office:value-type="float" office:value="4.037" calcext:value-type="float">
            <text:p>4.037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4749" calcext:value-type="float">
            <text:p>2.04749</text:p>
          </table:table-cell>
          <table:table-cell table:style-name="ce1" office:value-type="float" office:value="6.065" calcext:value-type="float">
            <text:p>6.065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47177" calcext:value-type="float">
            <text:p>2.047177</text:p>
          </table:table-cell>
          <table:table-cell table:style-name="ce1" office:value-type="float" office:value="8.046" calcext:value-type="float">
            <text:p>8.046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46424" calcext:value-type="float">
            <text:p>2.046424</text:p>
          </table:table-cell>
          <table:table-cell table:style-name="ce1" office:value-type="float" office:value="10.005" calcext:value-type="float">
            <text:p>10.005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45848" calcext:value-type="float">
            <text:p>2.045848</text:p>
          </table:table-cell>
          <table:table-cell table:style-name="ce1" office:value-type="float" office:value="11.98" calcext:value-type="float">
            <text:p>11.98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45714" calcext:value-type="float">
            <text:p>2.045714</text:p>
          </table:table-cell>
          <table:table-cell table:style-name="ce1" office:value-type="float" office:value="13.987" calcext:value-type="float">
            <text:p>13.98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45619" calcext:value-type="float">
            <text:p>2.045619</text:p>
          </table:table-cell>
          <table:table-cell table:style-name="ce1" office:value-type="float" office:value="15.967" calcext:value-type="float">
            <text:p>15.96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.050419" calcext:value-type="float">
            <text:p>2.050419</text:p>
          </table:table-cell>
          <table:table-cell office:value-type="float" office:value="6.289" calcext:value-type="float">
            <text:p>6.289</text:p>
          </table:table-cell>
          <table:table-cell office:value-type="float" office:value="902" calcext:value-type="float">
            <text:p>90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.047895" calcext:value-type="float">
            <text:p>2.047895</text:p>
          </table:table-cell>
          <table:table-cell office:value-type="float" office:value="12.604" calcext:value-type="float">
            <text:p>12.604</text:p>
          </table:table-cell>
          <table:table-cell office:value-type="float" office:value="999" calcext:value-type="float">
            <text:p>999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2.047579" calcext:value-type="float">
            <text:p>2.047579</text:p>
          </table:table-cell>
          <table:table-cell office:value-type="float" office:value="18.928" calcext:value-type="float">
            <text:p>18.928</text:p>
          </table:table-cell>
          <table:table-cell office:value-type="float" office:value="1013" calcext:value-type="float">
            <text:p>1013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2.047297" calcext:value-type="float">
            <text:p>2.047297</text:p>
          </table:table-cell>
          <table:table-cell office:value-type="float" office:value="25.22" calcext:value-type="float">
            <text:p>25.22</text:p>
          </table:table-cell>
          <table:table-cell office:value-type="float" office:value="990" calcext:value-type="float">
            <text:p>99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2.046627" calcext:value-type="float">
            <text:p>2.046627</text:p>
          </table:table-cell>
          <table:table-cell office:value-type="float" office:value="31.527" calcext:value-type="float">
            <text:p>31.527</text:p>
          </table:table-cell>
          <table:table-cell office:value-type="float" office:value="1065" calcext:value-type="float">
            <text:p>106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2.046044" calcext:value-type="float">
            <text:p>2.046044</text:p>
          </table:table-cell>
          <table:table-cell office:value-type="float" office:value="37.825" calcext:value-type="float">
            <text:p>37.825</text:p>
          </table:table-cell>
          <table:table-cell office:value-type="float" office:value="932" calcext:value-type="float">
            <text:p>93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2.0457" calcext:value-type="float">
            <text:p>2.0457</text:p>
          </table:table-cell>
          <table:table-cell office:value-type="float" office:value="44.121" calcext:value-type="float">
            <text:p>44.121</text:p>
          </table:table-cell>
          <table:table-cell office:value-type="float" office:value="1000" calcext:value-type="float">
            <text:p>100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2.045772" calcext:value-type="float">
            <text:p>2.045772</text:p>
          </table:table-cell>
          <table:table-cell office:value-type="float" office:value="50.409" calcext:value-type="float">
            <text:p>50.409</text:p>
          </table:table-cell>
          <table:table-cell office:value-type="float" office:value="1002" calcext:value-type="float">
            <text:p>100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50166" calcext:value-type="float">
            <text:p>2.050166</text:p>
          </table:table-cell>
          <table:table-cell table:style-name="ce1" office:value-type="float" office:value="3.206" calcext:value-type="float">
            <text:p>3.206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50119" calcext:value-type="float">
            <text:p>2.050119</text:p>
          </table:table-cell>
          <table:table-cell table:style-name="ce1" office:value-type="float" office:value="6.395" calcext:value-type="float">
            <text:p>6.395</text:p>
          </table:table-cell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48708" calcext:value-type="float">
            <text:p>2.048708</text:p>
          </table:table-cell>
          <table:table-cell table:style-name="ce1" office:value-type="float" office:value="9.675" calcext:value-type="float">
            <text:p>9.675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4763" calcext:value-type="float">
            <text:p>2.04763</text:p>
          </table:table-cell>
          <table:table-cell table:style-name="ce1" office:value-type="float" office:value="12.966" calcext:value-type="float">
            <text:p>12.966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46848" calcext:value-type="float">
            <text:p>2.046848</text:p>
          </table:table-cell>
          <table:table-cell table:style-name="ce1" office:value-type="float" office:value="16.179" calcext:value-type="float">
            <text:p>16.179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47167" calcext:value-type="float">
            <text:p>2.047167</text:p>
          </table:table-cell>
          <table:table-cell table:style-name="ce1" office:value-type="float" office:value="19.378" calcext:value-type="float">
            <text:p>19.378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46325" calcext:value-type="float">
            <text:p>2.046325</text:p>
          </table:table-cell>
          <table:table-cell table:style-name="ce1" office:value-type="float" office:value="22.572" calcext:value-type="float">
            <text:p>22.572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48305" calcext:value-type="float">
            <text:p>2.048305</text:p>
          </table:table-cell>
          <table:table-cell table:style-name="ce1" office:value-type="float" office:value="25.742" calcext:value-type="float">
            <text:p>25.742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50"/>
          <table:table-cell table:style-name="ce1" table:number-columns-repeated="16325"/>
        </table:table-row>
      </table:table>
      <table:table table:name="Model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637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8"/>self.net = nn.Sequential(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047643" calcext:value-type="float">
            <text:p>2.047643</text:p>
          </table:table-cell>
          <table:table-cell office:value-type="float" office:value="2.314" calcext:value-type="float">
            <text:p>2.314</text:p>
          </table:table-cell>
          <table:table-cell office:value-type="float" office:value="948" calcext:value-type="float">
            <text:p>94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nn.Linear(9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.047611" calcext:value-type="float">
            <text:p>2.047611</text:p>
          </table:table-cell>
          <table:table-cell office:value-type="float" office:value="4.647" calcext:value-type="float">
            <text:p>4.647</text:p>
          </table:table-cell>
          <table:table-cell office:value-type="float" office:value="1054" calcext:value-type="float">
            <text:p>10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2"/>nn.Linear(hidden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.047038" calcext:value-type="float">
            <text:p>2.047038</text:p>
          </table:table-cell>
          <table:table-cell office:value-type="float" office:value="6.97" calcext:value-type="float">
            <text:p>6.9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2"/>nn.Linear(hidden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.047145" calcext:value-type="float">
            <text:p>2.047145</text:p>
          </table:table-cell>
          <table:table-cell office:value-type="float" office:value="9.288" calcext:value-type="float">
            <text:p>9.288</text:p>
          </table:table-cell>
          <table:table-cell office:value-type="float" office:value="1019" calcext:value-type="float">
            <text:p>1019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2"/>nn.Linear(hidden, hidden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2.04657" calcext:value-type="float">
            <text:p>2.04657</text:p>
          </table:table-cell>
          <table:table-cell office:value-type="float" office:value="11.615" calcext:value-type="float">
            <text:p>11.615</text:p>
          </table:table-cell>
          <table:table-cell office:value-type="float" office:value="992" calcext:value-type="float">
            <text:p>99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2"/>nn.Linear(hidden, 9),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.04639" calcext:value-type="float">
            <text:p>2.04639</text:p>
          </table:table-cell>
          <table:table-cell office:value-type="float" office:value="13.941" calcext:value-type="float">
            <text:p>13.941</text:p>
          </table:table-cell>
          <table:table-cell office:value-type="float" office:value="971" calcext:value-type="float">
            <text:p>971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8"/>)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2.046476" calcext:value-type="float">
            <text:p>2.046476</text:p>
          </table:table-cell>
          <table:table-cell office:value-type="float" office:value="16.243" calcext:value-type="float">
            <text:p>16.243</text:p>
          </table:table-cell>
          <table:table-cell office:value-type="float" office:value="1017" calcext:value-type="float">
            <text:p>101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2.046549" calcext:value-type="float">
            <text:p>2.046549</text:p>
          </table:table-cell>
          <table:table-cell office:value-type="float" office:value="18.546" calcext:value-type="float">
            <text:p>18.546</text:p>
          </table:table-cell>
          <table:table-cell office:value-type="float" office:value="1015" calcext:value-type="float">
            <text:p>1015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49386" calcext:value-type="float">
            <text:p>2.049386</text:p>
          </table:table-cell>
          <table:table-cell table:style-name="ce1" office:value-type="float" office:value="2.688" calcext:value-type="float">
            <text:p>2.688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48357" calcext:value-type="float">
            <text:p>2.048357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4826" calcext:value-type="float">
            <text:p>2.04826</text:p>
          </table:table-cell>
          <table:table-cell table:style-name="ce1" office:value-type="float" office:value="8.016" calcext:value-type="float">
            <text:p>8.0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47656" calcext:value-type="float">
            <text:p>2.047656</text:p>
          </table:table-cell>
          <table:table-cell table:style-name="ce1" office:value-type="float" office:value="10.678" calcext:value-type="float">
            <text:p>10.678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49195" calcext:value-type="float">
            <text:p>2.049195</text:p>
          </table:table-cell>
          <table:table-cell table:style-name="ce1" office:value-type="float" office:value="13.345" calcext:value-type="float">
            <text:p>13.345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4643" calcext:value-type="float">
            <text:p>2.04643</text:p>
          </table:table-cell>
          <table:table-cell table:style-name="ce1" office:value-type="float" office:value="16.024" calcext:value-type="float">
            <text:p>16.024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46612" calcext:value-type="float">
            <text:p>2.046612</text:p>
          </table:table-cell>
          <table:table-cell table:style-name="ce1" office:value-type="float" office:value="18.702" calcext:value-type="float">
            <text:p>18.702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46884" calcext:value-type="float">
            <text:p>2.046884</text:p>
          </table:table-cell>
          <table:table-cell table:style-name="ce1" office:value-type="float" office:value="21.363" calcext:value-type="float">
            <text:p>21.363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.052346" calcext:value-type="float">
            <text:p>2.052346</text:p>
          </table:table-cell>
          <table:table-cell office:value-type="float" office:value="3.172" calcext:value-type="float">
            <text:p>3.172</text:p>
          </table:table-cell>
          <table:table-cell office:value-type="float" office:value="1049" calcext:value-type="float">
            <text:p>104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.049342" calcext:value-type="float">
            <text:p>2.049342</text:p>
          </table:table-cell>
          <table:table-cell office:value-type="float" office:value="6.341" calcext:value-type="float">
            <text:p>6.341</text:p>
          </table:table-cell>
          <table:table-cell office:value-type="float" office:value="1024" calcext:value-type="float">
            <text:p>102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2.048673" calcext:value-type="float">
            <text:p>2.048673</text:p>
          </table:table-cell>
          <table:table-cell office:value-type="float" office:value="9.53" calcext:value-type="float">
            <text:p>9.53</text:p>
          </table:table-cell>
          <table:table-cell office:value-type="float" office:value="1063" calcext:value-type="float">
            <text:p>1063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2.048013" calcext:value-type="float">
            <text:p>2.048013</text:p>
          </table:table-cell>
          <table:table-cell office:value-type="float" office:value="12.675" calcext:value-type="float">
            <text:p>12.675</text:p>
          </table:table-cell>
          <table:table-cell office:value-type="float" office:value="1007" calcext:value-type="float">
            <text:p>1007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2.048559" calcext:value-type="float">
            <text:p>2.048559</text:p>
          </table:table-cell>
          <table:table-cell office:value-type="float" office:value="15.805" calcext:value-type="float">
            <text:p>15.805</text:p>
          </table:table-cell>
          <table:table-cell office:value-type="float" office:value="1023" calcext:value-type="float">
            <text:p>1023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2.046685" calcext:value-type="float">
            <text:p>2.046685</text:p>
          </table:table-cell>
          <table:table-cell office:value-type="float" office:value="18.974" calcext:value-type="float">
            <text:p>18.974</text:p>
          </table:table-cell>
          <table:table-cell office:value-type="float" office:value="1019" calcext:value-type="float">
            <text:p>101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2.046314" calcext:value-type="float">
            <text:p>2.046314</text:p>
          </table:table-cell>
          <table:table-cell office:value-type="float" office:value="22.105" calcext:value-type="float">
            <text:p>22.105</text:p>
          </table:table-cell>
          <table:table-cell office:value-type="float" office:value="1009" calcext:value-type="float">
            <text:p>100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2.049009" calcext:value-type="float">
            <text:p>2.049009</text:p>
          </table:table-cell>
          <table:table-cell office:value-type="float" office:value="25.297" calcext:value-type="float">
            <text:p>25.297</text:p>
          </table:table-cell>
          <table:table-cell office:value-type="float" office:value="994" calcext:value-type="float">
            <text:p>99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52132" calcext:value-type="float">
            <text:p>2.052132</text:p>
          </table:table-cell>
          <table:table-cell table:style-name="ce1" office:value-type="float" office:value="5.448" calcext:value-type="float">
            <text:p>5.448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48931" calcext:value-type="float">
            <text:p>2.048931</text:p>
          </table:table-cell>
          <table:table-cell table:style-name="ce1" office:value-type="float" office:value="10.456" calcext:value-type="float">
            <text:p>10.456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50105" calcext:value-type="float">
            <text:p>2.050105</text:p>
          </table:table-cell>
          <table:table-cell table:style-name="ce1" office:value-type="float" office:value="15.481" calcext:value-type="float">
            <text:p>15.481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49473" calcext:value-type="float">
            <text:p>2.049473</text:p>
          </table:table-cell>
          <table:table-cell table:style-name="ce1" office:value-type="float" office:value="20.514" calcext:value-type="float">
            <text:p>20.514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4954" calcext:value-type="float">
            <text:p>2.04954</text:p>
          </table:table-cell>
          <table:table-cell table:style-name="ce1" office:value-type="float" office:value="25.556" calcext:value-type="float">
            <text:p>25.55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48692" calcext:value-type="float">
            <text:p>2.048692</text:p>
          </table:table-cell>
          <table:table-cell table:style-name="ce1" office:value-type="float" office:value="30.625" calcext:value-type="float">
            <text:p>30.625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4596" calcext:value-type="float">
            <text:p>2.04596</text:p>
          </table:table-cell>
          <table:table-cell table:style-name="ce1" office:value-type="float" office:value="35.798" calcext:value-type="float">
            <text:p>35.798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46566" calcext:value-type="float">
            <text:p>2.046566</text:p>
          </table:table-cell>
          <table:table-cell table:style-name="ce1" office:value-type="float" office:value="40.857" calcext:value-type="float">
            <text:p>40.857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50"/>
          <table:table-cell table:style-name="ce1" table:number-columns-repeated="16325"/>
        </table:table-row>
      </table:table>
      <table:table table:name="Model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637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8"/>self.net = nn.Sequential(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053521" calcext:value-type="float">
            <text:p>2.053521</text:p>
          </table:table-cell>
          <table:table-cell office:value-type="float" office:value="29.387" calcext:value-type="float">
            <text:p>29.387</text:p>
          </table:table-cell>
          <table:table-cell office:value-type="float" office:value="932" calcext:value-type="float">
            <text:p>932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nn.Linear(9, hidden * 32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.055088" calcext:value-type="float">
            <text:p>2.055088</text:p>
          </table:table-cell>
          <table:table-cell office:value-type="float" office:value="58.292" calcext:value-type="float">
            <text:p>58.292</text:p>
          </table:table-cell>
          <table:table-cell office:value-type="float" office:value="930" calcext:value-type="float">
            <text:p>93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2"/>nn.Linear(hidden * 32, hidden * 32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.054479" calcext:value-type="float">
            <text:p>2.054479</text:p>
          </table:table-cell>
          <table:table-cell office:value-type="float" office:value="87.793" calcext:value-type="float">
            <text:p>87.793</text:p>
          </table:table-cell>
          <table:table-cell office:value-type="float" office:value="906" calcext:value-type="float">
            <text:p>906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2"/>nn.Linear(hidden * 32, 9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.04814" calcext:value-type="float">
            <text:p>2.04814</text:p>
          </table:table-cell>
          <table:table-cell office:value-type="float" office:value="116.272" calcext:value-type="float">
            <text:p>116.272</text:p>
          </table:table-cell>
          <table:table-cell office:value-type="float" office:value="1029" calcext:value-type="float">
            <text:p>102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8"/>)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2.046898" calcext:value-type="float">
            <text:p>2.046898</text:p>
          </table:table-cell>
          <table:table-cell office:value-type="float" office:value="146.11" calcext:value-type="float">
            <text:p>146.11</text:p>
          </table:table-cell>
          <table:table-cell office:value-type="float" office:value="992" calcext:value-type="float">
            <text:p>99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.047103" calcext:value-type="float">
            <text:p>2.047103</text:p>
          </table:table-cell>
          <table:table-cell office:value-type="float" office:value="175.687" calcext:value-type="float">
            <text:p>175.687</text:p>
          </table:table-cell>
          <table:table-cell office:value-type="float" office:value="964" calcext:value-type="float">
            <text:p>964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2.046371" calcext:value-type="float">
            <text:p>2.046371</text:p>
          </table:table-cell>
          <table:table-cell office:value-type="float" office:value="205.528" calcext:value-type="float">
            <text:p>205.528</text:p>
          </table:table-cell>
          <table:table-cell office:value-type="float" office:value="1000" calcext:value-type="float">
            <text:p>100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2.048463" calcext:value-type="float">
            <text:p>2.048463</text:p>
          </table:table-cell>
          <table:table-cell office:value-type="float" office:value="234.827" calcext:value-type="float">
            <text:p>234.827</text:p>
          </table:table-cell>
          <table:table-cell office:value-type="float" office:value="1011" calcext:value-type="float">
            <text:p>1011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float" office:value="2.049963" calcext:value-type="float">
            <text:p>2.049963</text:p>
          </table:table-cell>
          <table:table-cell office:value-type="float" office:value="264.561" calcext:value-type="float">
            <text:p>264.561</text:p>
          </table:table-cell>
          <table:table-cell office:value-type="float" office:value="868" calcext:value-type="float">
            <text:p>86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045631" calcext:value-type="float">
            <text:p>2.045631</text:p>
          </table:table-cell>
          <table:table-cell office:value-type="float" office:value="293.928" calcext:value-type="float">
            <text:p>293.928</text:p>
          </table:table-cell>
          <table:table-cell office:value-type="float" office:value="986" calcext:value-type="float">
            <text:p>98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2.046196" calcext:value-type="float">
            <text:p>2.046196</text:p>
          </table:table-cell>
          <table:table-cell office:value-type="float" office:value="323.518" calcext:value-type="float">
            <text:p>323.518</text:p>
          </table:table-cell>
          <table:table-cell office:value-type="float" office:value="1005" calcext:value-type="float">
            <text:p>100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float" office:value="2.04555" calcext:value-type="float">
            <text:p>2.04555</text:p>
          </table:table-cell>
          <table:table-cell office:value-type="float" office:value="353.019" calcext:value-type="float">
            <text:p>353.019</text:p>
          </table:table-cell>
          <table:table-cell office:value-type="float" office:value="1004" calcext:value-type="float">
            <text:p>1004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0" calcext:value-type="float">
            <text:p>650</text:p>
          </table:table-cell>
          <table:table-cell office:value-type="float" office:value="2.04806" calcext:value-type="float">
            <text:p>2.04806</text:p>
          </table:table-cell>
          <table:table-cell office:value-type="float" office:value="382.551" calcext:value-type="float">
            <text:p>382.551</text:p>
          </table:table-cell>
          <table:table-cell office:value-type="float" office:value="998" calcext:value-type="float">
            <text:p>998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float" office:value="2.04591" calcext:value-type="float">
            <text:p>2.04591</text:p>
          </table:table-cell>
          <table:table-cell office:value-type="float" office:value="411.751" calcext:value-type="float">
            <text:p>411.751</text:p>
          </table:table-cell>
          <table:table-cell office:value-type="float" office:value="984" calcext:value-type="float">
            <text:p>984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0" calcext:value-type="float">
            <text:p>750</text:p>
          </table:table-cell>
          <table:table-cell office:value-type="float" office:value="2.046699" calcext:value-type="float">
            <text:p>2.046699</text:p>
          </table:table-cell>
          <table:table-cell office:value-type="float" office:value="441.422" calcext:value-type="float">
            <text:p>441.422</text:p>
          </table:table-cell>
          <table:table-cell office:value-type="float" office:value="1021" calcext:value-type="float">
            <text:p>1021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2.046053" calcext:value-type="float">
            <text:p>2.046053</text:p>
          </table:table-cell>
          <table:table-cell office:value-type="float" office:value="471.04" calcext:value-type="float">
            <text:p>471.04</text:p>
          </table:table-cell>
          <table:table-cell office:value-type="float" office:value="996" calcext:value-type="float">
            <text:p>996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8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56244" calcext:value-type="float">
            <text:p>2.056244</text:p>
          </table:table-cell>
          <table:table-cell table:style-name="ce1" office:value-type="float" office:value="106.339" calcext:value-type="float">
            <text:p>106.339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52404" calcext:value-type="float">
            <text:p>2.052404</text:p>
          </table:table-cell>
          <table:table-cell table:style-name="ce1" office:value-type="float" office:value="213.893" calcext:value-type="float">
            <text:p>213.893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49309" calcext:value-type="float">
            <text:p>2.049309</text:p>
          </table:table-cell>
          <table:table-cell table:style-name="ce1" office:value-type="float" office:value="321.669" calcext:value-type="float">
            <text:p>321.669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52022" calcext:value-type="float">
            <text:p>2.052022</text:p>
          </table:table-cell>
          <table:table-cell table:style-name="ce1" office:value-type="float" office:value="435.379" calcext:value-type="float">
            <text:p>435.379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52052" calcext:value-type="float">
            <text:p>2.052052</text:p>
          </table:table-cell>
          <table:table-cell table:style-name="ce1" office:value-type="float" office:value="548.18" calcext:value-type="float">
            <text:p>548.18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50742" calcext:value-type="float">
            <text:p>2.050742</text:p>
          </table:table-cell>
          <table:table-cell table:style-name="ce1" office:value-type="float" office:value="663.138" calcext:value-type="float">
            <text:p>663.138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47497" calcext:value-type="float">
            <text:p>2.047497</text:p>
          </table:table-cell>
          <table:table-cell table:style-name="ce1" office:value-type="float" office:value="772.448" calcext:value-type="float">
            <text:p>772.448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47948" calcext:value-type="float">
            <text:p>2.047948</text:p>
          </table:table-cell>
          <table:table-cell table:style-name="ce1" office:value-type="float" office:value="880.827" calcext:value-type="float">
            <text:p>880.827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.047382" calcext:value-type="float">
            <text:p>2.047382</text:p>
          </table:table-cell>
          <table:table-cell table:style-name="ce1" office:value-type="float" office:value="989.235" calcext:value-type="float">
            <text:p>989.235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.048603" calcext:value-type="float">
            <text:p>2.048603</text:p>
          </table:table-cell>
          <table:table-cell table:style-name="ce1" office:value-type="float" office:value="1097.097" calcext:value-type="float">
            <text:p>1097.097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.050579" calcext:value-type="float">
            <text:p>2.050579</text:p>
          </table:table-cell>
          <table:table-cell table:style-name="ce1" office:value-type="float" office:value="1206.633" calcext:value-type="float">
            <text:p>1206.633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.059353" calcext:value-type="float">
            <text:p>2.059353</text:p>
          </table:table-cell>
          <table:table-cell table:style-name="ce1" office:value-type="float" office:value="1314.631" calcext:value-type="float">
            <text:p>1314.631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.052796" calcext:value-type="float">
            <text:p>2.052796</text:p>
          </table:table-cell>
          <table:table-cell table:style-name="ce1" office:value-type="float" office:value="1422.463" calcext:value-type="float">
            <text:p>1422.463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.047069" calcext:value-type="float">
            <text:p>2.047069</text:p>
          </table:table-cell>
          <table:table-cell table:style-name="ce1" office:value-type="float" office:value="1529.802" calcext:value-type="float">
            <text:p>1529.802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.050649" calcext:value-type="float">
            <text:p>2.050649</text:p>
          </table:table-cell>
          <table:table-cell table:style-name="ce1" office:value-type="float" office:value="1638.471" calcext:value-type="float">
            <text:p>1638.471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.047275" calcext:value-type="float">
            <text:p>2.047275</text:p>
          </table:table-cell>
          <table:table-cell table:style-name="ce1" office:value-type="float" office:value="1748.466" calcext:value-type="float">
            <text:p>1748.466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8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.058555" calcext:value-type="float">
            <text:p>2.058555</text:p>
          </table:table-cell>
          <table:table-cell office:value-type="float" office:value="428.729" calcext:value-type="float">
            <text:p>428.729</text:p>
          </table:table-cell>
          <table:table-cell office:value-type="float" office:value="979" calcext:value-type="float">
            <text:p>979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.057432" calcext:value-type="float">
            <text:p>2.057432</text:p>
          </table:table-cell>
          <table:table-cell office:value-type="float" office:value="860.148" calcext:value-type="float">
            <text:p>860.148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2.056097" calcext:value-type="float">
            <text:p>2.056097</text:p>
          </table:table-cell>
          <table:table-cell office:value-type="float" office:value="1295.431" calcext:value-type="float">
            <text:p>1295.431</text:p>
          </table:table-cell>
          <table:table-cell office:value-type="float" office:value="1032" calcext:value-type="float">
            <text:p>1032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2.059306" calcext:value-type="float">
            <text:p>2.059306</text:p>
          </table:table-cell>
          <table:table-cell office:value-type="float" office:value="1733.562" calcext:value-type="float">
            <text:p>1733.562</text:p>
          </table:table-cell>
          <table:table-cell office:value-type="float" office:value="1075" calcext:value-type="float">
            <text:p>1075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2.053528" calcext:value-type="float">
            <text:p>2.053528</text:p>
          </table:table-cell>
          <table:table-cell office:value-type="float" office:value="2159.731" calcext:value-type="float">
            <text:p>2159.731</text:p>
          </table:table-cell>
          <table:table-cell office:value-type="float" office:value="1020" calcext:value-type="float">
            <text:p>102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2.05396" calcext:value-type="float">
            <text:p>2.05396</text:p>
          </table:table-cell>
          <table:table-cell office:value-type="float" office:value="2587.052" calcext:value-type="float">
            <text:p>2587.052</text:p>
          </table:table-cell>
          <table:table-cell office:value-type="float" office:value="930" calcext:value-type="float">
            <text:p>93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2.063205" calcext:value-type="float">
            <text:p>2.063205</text:p>
          </table:table-cell>
          <table:table-cell office:value-type="float" office:value="3027.107" calcext:value-type="float">
            <text:p>3027.107</text:p>
          </table:table-cell>
          <table:table-cell office:value-type="float" office:value="951" calcext:value-type="float">
            <text:p>95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2.056333" calcext:value-type="float">
            <text:p>2.056333</text:p>
          </table:table-cell>
          <table:table-cell office:value-type="float" office:value="3470.247" calcext:value-type="float">
            <text:p>3470.247</text:p>
          </table:table-cell>
          <table:table-cell office:value-type="float" office:value="921" calcext:value-type="float">
            <text:p>92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office:value-type="float" office:value="2.060239" calcext:value-type="float">
            <text:p>2.060239</text:p>
          </table:table-cell>
          <table:table-cell office:value-type="float" office:value="3899.237" calcext:value-type="float">
            <text:p>3899.237</text:p>
          </table:table-cell>
          <table:table-cell office:value-type="float" office:value="1023" calcext:value-type="float">
            <text:p>1023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.073825" calcext:value-type="float">
            <text:p>2.073825</text:p>
          </table:table-cell>
          <table:table-cell office:value-type="float" office:value="4333.257" calcext:value-type="float">
            <text:p>4333.257</text:p>
          </table:table-cell>
          <table:table-cell office:value-type="float" office:value="1152" calcext:value-type="float">
            <text:p>115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0" calcext:value-type="float">
            <text:p>550</text:p>
          </table:table-cell>
          <table:table-cell office:value-type="float" office:value="2.051034" calcext:value-type="float">
            <text:p>2.051034</text:p>
          </table:table-cell>
          <table:table-cell office:value-type="float" office:value="4776.813" calcext:value-type="float">
            <text:p>4776.813</text:p>
          </table:table-cell>
          <table:table-cell office:value-type="float" office:value="967" calcext:value-type="float">
            <text:p>967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2.059222" calcext:value-type="float">
            <text:p>2.059222</text:p>
          </table:table-cell>
          <table:table-cell office:value-type="float" office:value="5213.535" calcext:value-type="float">
            <text:p>5213.535</text:p>
          </table:table-cell>
          <table:table-cell office:value-type="float" office:value="813" calcext:value-type="float">
            <text:p>81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office:value-type="float" office:value="2.053969" calcext:value-type="float">
            <text:p>2.053969</text:p>
          </table:table-cell>
          <table:table-cell office:value-type="float" office:value="5649.855" calcext:value-type="float">
            <text:p>5649.855</text:p>
          </table:table-cell>
          <table:table-cell office:value-type="float" office:value="977" calcext:value-type="float">
            <text:p>977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office:value-type="float" office:value="2.056882" calcext:value-type="float">
            <text:p>2.056882</text:p>
          </table:table-cell>
          <table:table-cell office:value-type="float" office:value="6085.826" calcext:value-type="float">
            <text:p>6085.826</text:p>
          </table:table-cell>
          <table:table-cell office:value-type="float" office:value="881" calcext:value-type="float">
            <text:p>88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0" calcext:value-type="float">
            <text:p>750</text:p>
          </table:table-cell>
          <table:table-cell office:value-type="float" office:value="2.053594" calcext:value-type="float">
            <text:p>2.053594</text:p>
          </table:table-cell>
          <table:table-cell office:value-type="float" office:value="6513.492" calcext:value-type="float">
            <text:p>6513.492</text:p>
          </table:table-cell>
          <table:table-cell office:value-type="float" office:value="952" calcext:value-type="float">
            <text:p>952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office:value-type="float" office:value="2.051341" calcext:value-type="float">
            <text:p>2.051341</text:p>
          </table:table-cell>
          <table:table-cell office:value-type="float" office:value="6954.75" calcext:value-type="float">
            <text:p>6954.75</text:p>
          </table:table-cell>
          <table:table-cell office:value-type="float" office:value="976" calcext:value-type="float">
            <text:p>976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8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58491" calcext:value-type="float">
            <text:p>2.058491</text:p>
          </table:table-cell>
          <table:table-cell table:style-name="ce1" office:value-type="float" office:value="1565.777" calcext:value-type="float">
            <text:p>1565.77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069885" calcext:value-type="float">
            <text:p>2.069885</text:p>
          </table:table-cell>
          <table:table-cell table:style-name="ce1" office:value-type="float" office:value="3146.219" calcext:value-type="float">
            <text:p>3146.219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072683" calcext:value-type="float">
            <text:p>2.072683</text:p>
          </table:table-cell>
          <table:table-cell table:style-name="ce1" office:value-type="float" office:value="4743.558" calcext:value-type="float">
            <text:p>4743.558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.066227" calcext:value-type="float">
            <text:p>2.066227</text:p>
          </table:table-cell>
          <table:table-cell table:style-name="ce1" office:value-type="float" office:value="6361.536" calcext:value-type="float">
            <text:p>6361.536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066447" calcext:value-type="float">
            <text:p>2.066447</text:p>
          </table:table-cell>
          <table:table-cell table:style-name="ce1" office:value-type="float" office:value="7977.182" calcext:value-type="float">
            <text:p>7977.182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066581" calcext:value-type="float">
            <text:p>2.066581</text:p>
          </table:table-cell>
          <table:table-cell table:style-name="ce1" office:value-type="float" office:value="9588.974" calcext:value-type="float">
            <text:p>9588.974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.062208" calcext:value-type="float">
            <text:p>2.062208</text:p>
          </table:table-cell>
          <table:table-cell table:style-name="ce1" office:value-type="float" office:value="11214.137" calcext:value-type="float">
            <text:p>11214.137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.067476" calcext:value-type="float">
            <text:p>2.067476</text:p>
          </table:table-cell>
          <table:table-cell table:style-name="ce1" office:value-type="float" office:value="12950.06" calcext:value-type="float">
            <text:p>12950.06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.077228" calcext:value-type="float">
            <text:p>2.077228</text:p>
          </table:table-cell>
          <table:table-cell table:style-name="ce1" office:value-type="float" office:value="14650.924" calcext:value-type="float">
            <text:p>14650.924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.061904" calcext:value-type="float">
            <text:p>2.061904</text:p>
          </table:table-cell>
          <table:table-cell table:style-name="ce1" office:value-type="float" office:value="16338.357" calcext:value-type="float">
            <text:p>16338.357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.073378" calcext:value-type="float">
            <text:p>2.073378</text:p>
          </table:table-cell>
          <table:table-cell table:style-name="ce1" office:value-type="float" office:value="17976.895" calcext:value-type="float">
            <text:p>17976.895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.06939" calcext:value-type="float">
            <text:p>2.06939</text:p>
          </table:table-cell>
          <table:table-cell table:style-name="ce1" office:value-type="float" office:value="19633.871" calcext:value-type="float">
            <text:p>19633.8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.064519" calcext:value-type="float">
            <text:p>2.064519</text:p>
          </table:table-cell>
          <table:table-cell table:style-name="ce1" office:value-type="float" office:value="21326.238" calcext:value-type="float">
            <text:p>21326.238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.0624" calcext:value-type="float">
            <text:p>2.0624</text:p>
          </table:table-cell>
          <table:table-cell table:style-name="ce1" office:value-type="float" office:value="23010.112" calcext:value-type="float">
            <text:p>23010.112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.058719" calcext:value-type="float">
            <text:p>2.058719</text:p>
          </table:table-cell>
          <table:table-cell table:style-name="ce1" office:value-type="float" office:value="24641.918" calcext:value-type="float">
            <text:p>24641.918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.07765" calcext:value-type="float">
            <text:p>2.07765</text:p>
          </table:table-cell>
          <table:table-cell table:style-name="ce1" office:value-type="float" office:value="26276.713" calcext:value-type="float">
            <text:p>26276.713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800.txt</text:p>
          </table:table-cell>
          <table:table-cell table:number-columns-repeated="16375"/>
        </table:table-row>
      </table:table>
      <table:table table:name="Model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8" table:default-cell-style-name="Default"/>
        <table:table-column table:style-name="co9" table:number-columns-repeated="16325" table:default-cell-style-name="ce1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8"/>self.net = nn.Sequential(</text:p>
          </table:table-cell>
          <table:table-cell table:number-columns-repeated="48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52065" calcext:value-type="float">
            <text:p>0.52065</text:p>
          </table:table-cell>
          <table:table-cell office:value-type="float" office:value="1.688" calcext:value-type="float">
            <text:p>1.688</text:p>
          </table:table-cell>
          <table:table-cell office:value-type="float" office:value="693" calcext:value-type="float">
            <text:p>69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nn.Linear(9, hidden),</text:p>
          </table:table-cell>
          <table:table-cell table:number-columns-repeated="48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421661" calcext:value-type="float">
            <text:p>0.421661</text:p>
          </table:table-cell>
          <table:table-cell office:value-type="float" office:value="3.364" calcext:value-type="float">
            <text:p>3.364</text:p>
          </table:table-cell>
          <table:table-cell office:value-type="float" office:value="691" calcext:value-type="float">
            <text:p>69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2"/>nn.ReLU(),</text:p>
          </table:table-cell>
          <table:table-cell table:number-columns-repeated="48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385846" calcext:value-type="float">
            <text:p>0.385846</text:p>
          </table:table-cell>
          <table:table-cell office:value-type="float" office:value="5.044" calcext:value-type="float">
            <text:p>5.044</text:p>
          </table:table-cell>
          <table:table-cell office:value-type="float" office:value="703" calcext:value-type="float">
            <text:p>70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2"/>nn.Linear(hidden, 9),</text:p>
          </table:table-cell>
          <table:table-cell table:number-columns-repeated="48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366427" calcext:value-type="float">
            <text:p>0.366427</text:p>
          </table:table-cell>
          <table:table-cell office:value-type="float" office:value="6.719" calcext:value-type="float">
            <text:p>6.719</text:p>
          </table:table-cell>
          <table:table-cell office:value-type="float" office:value="703" calcext:value-type="float">
            <text:p>70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8"/>)</text:p>
          </table:table-cell>
          <table:table-cell table:number-columns-repeated="48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8.386" calcext:value-type="float">
            <text:p>8.386</text:p>
          </table:table-cell>
          <table:table-cell office:value-type="float" office:value="717" calcext:value-type="float">
            <text:p>71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345879" calcext:value-type="float">
            <text:p>0.345879</text:p>
          </table:table-cell>
          <table:table-cell office:value-type="float" office:value="10.06" calcext:value-type="float">
            <text:p>10.06</text:p>
          </table:table-cell>
          <table:table-cell office:value-type="float" office:value="705" calcext:value-type="float">
            <text:p>70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338875" calcext:value-type="float">
            <text:p>0.338875</text:p>
          </table:table-cell>
          <table:table-cell office:value-type="float" office:value="11.722" calcext:value-type="float">
            <text:p>11.722</text:p>
          </table:table-cell>
          <table:table-cell office:value-type="float" office:value="713" calcext:value-type="float">
            <text:p>71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334257" calcext:value-type="float">
            <text:p>0.334257</text:p>
          </table:table-cell>
          <table:table-cell office:value-type="float" office:value="13.415" calcext:value-type="float">
            <text:p>13.415</text:p>
          </table:table-cell>
          <table:table-cell office:value-type="float" office:value="731" calcext:value-type="float">
            <text:p>73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float" office:value="0.331113" calcext:value-type="float">
            <text:p>0.331113</text:p>
          </table:table-cell>
          <table:table-cell office:value-type="float" office:value="15.068" calcext:value-type="float">
            <text:p>15.06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326404" calcext:value-type="float">
            <text:p>0.326404</text:p>
          </table:table-cell>
          <table:table-cell office:value-type="float" office:value="16.719" calcext:value-type="float">
            <text:p>16.719</text:p>
          </table:table-cell>
          <table:table-cell office:value-type="float" office:value="722" calcext:value-type="float">
            <text:p>7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0.322972" calcext:value-type="float">
            <text:p>0.322972</text:p>
          </table:table-cell>
          <table:table-cell office:value-type="float" office:value="18.375" calcext:value-type="float">
            <text:p>18.375</text:p>
          </table:table-cell>
          <table:table-cell office:value-type="float" office:value="722" calcext:value-type="float">
            <text:p>7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float" office:value="0.320519" calcext:value-type="float">
            <text:p>0.320519</text:p>
          </table:table-cell>
          <table:table-cell office:value-type="float" office:value="20.092" calcext:value-type="float">
            <text:p>20.092</text:p>
          </table:table-cell>
          <table:table-cell office:value-type="float" office:value="725" calcext:value-type="float">
            <text:p>72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0" calcext:value-type="float">
            <text:p>650</text:p>
          </table:table-cell>
          <table:table-cell office:value-type="float" office:value="0.316011" calcext:value-type="float">
            <text:p>0.316011</text:p>
          </table:table-cell>
          <table:table-cell office:value-type="float" office:value="21.751" calcext:value-type="float">
            <text:p>21.751</text:p>
          </table:table-cell>
          <table:table-cell office:value-type="float" office:value="719" calcext:value-type="float">
            <text:p>71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float" office:value="0.313879" calcext:value-type="float">
            <text:p>0.313879</text:p>
          </table:table-cell>
          <table:table-cell office:value-type="float" office:value="23.407" calcext:value-type="float">
            <text:p>23.407</text:p>
          </table:table-cell>
          <table:table-cell office:value-type="float" office:value="715" calcext:value-type="float">
            <text:p>71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0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0" calcext:value-type="float">
            <text:p>750</text:p>
          </table:table-cell>
          <table:table-cell office:value-type="float" office:value="0.312041" calcext:value-type="float">
            <text:p>0.312041</text:p>
          </table:table-cell>
          <table:table-cell office:value-type="float" office:value="25.062" calcext:value-type="float">
            <text:p>25.062</text:p>
          </table:table-cell>
          <table:table-cell office:value-type="float" office:value="729" calcext:value-type="float">
            <text:p>72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50.txt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0.309053" calcext:value-type="float">
            <text:p>0.309053</text:p>
          </table:table-cell>
          <table:table-cell office:value-type="float" office:value="26.715" calcext:value-type="float">
            <text:p>26.715</text:p>
          </table:table-cell>
          <table:table-cell office:value-type="float" office:value="733" calcext:value-type="float">
            <text:p>733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8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405682" calcext:value-type="float">
            <text:p>0.405682</text:p>
          </table:table-cell>
          <table:table-cell table:style-name="ce1" office:value-type="float" office:value="1.735" calcext:value-type="float">
            <text:p>1.735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37815" calcext:value-type="float">
            <text:p>0.337815</text:p>
          </table:table-cell>
          <table:table-cell table:style-name="ce1" office:value-type="float" office:value="3.457" calcext:value-type="float">
            <text:p>3.457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309832" calcext:value-type="float">
            <text:p>0.309832</text:p>
          </table:table-cell>
          <table:table-cell table:style-name="ce1" office:value-type="float" office:value="5.162" calcext:value-type="float">
            <text:p>5.162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291024" calcext:value-type="float">
            <text:p>0.291024</text:p>
          </table:table-cell>
          <table:table-cell table:style-name="ce1" office:value-type="float" office:value="6.885" calcext:value-type="float">
            <text:p>6.885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272826" calcext:value-type="float">
            <text:p>0.272826</text:p>
          </table:table-cell>
          <table:table-cell table:style-name="ce1" office:value-type="float" office:value="8.608" calcext:value-type="float">
            <text:p>8.60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25806" calcext:value-type="float">
            <text:p>0.25806</text:p>
          </table:table-cell>
          <table:table-cell table:style-name="ce1" office:value-type="float" office:value="10.315" calcext:value-type="float">
            <text:p>10.315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24531" calcext:value-type="float">
            <text:p>0.24531</text:p>
          </table:table-cell>
          <table:table-cell table:style-name="ce1" office:value-type="float" office:value="12.017" calcext:value-type="float">
            <text:p>12.017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233162" calcext:value-type="float">
            <text:p>0.233162</text:p>
          </table:table-cell>
          <table:table-cell table:style-name="ce1" office:value-type="float" office:value="13.724" calcext:value-type="float">
            <text:p>13.724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223729" calcext:value-type="float">
            <text:p>0.223729</text:p>
          </table:table-cell>
          <table:table-cell table:style-name="ce1" office:value-type="float" office:value="15.513" calcext:value-type="float">
            <text:p>15.513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1478" calcext:value-type="float">
            <text:p>0.21478</text:p>
          </table:table-cell>
          <table:table-cell table:style-name="ce1" office:value-type="float" office:value="17.304" calcext:value-type="float">
            <text:p>17.304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207782" calcext:value-type="float">
            <text:p>0.207782</text:p>
          </table:table-cell>
          <table:table-cell table:style-name="ce1" office:value-type="float" office:value="19.05" calcext:value-type="float">
            <text:p>19.05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99545" calcext:value-type="float">
            <text:p>0.199545</text:p>
          </table:table-cell>
          <table:table-cell table:style-name="ce1" office:value-type="float" office:value="20.815" calcext:value-type="float">
            <text:p>20.815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191659" calcext:value-type="float">
            <text:p>0.191659</text:p>
          </table:table-cell>
          <table:table-cell table:style-name="ce1" office:value-type="float" office:value="22.587" calcext:value-type="float">
            <text:p>22.587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86379" calcext:value-type="float">
            <text:p>0.186379</text:p>
          </table:table-cell>
          <table:table-cell table:style-name="ce1" office:value-type="float" office:value="24.363" calcext:value-type="float">
            <text:p>24.363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80969" calcext:value-type="float">
            <text:p>0.180969</text:p>
          </table:table-cell>
          <table:table-cell table:style-name="ce1" office:value-type="float" office:value="26.14" calcext:value-type="float">
            <text:p>26.14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176421" calcext:value-type="float">
            <text:p>0.176421</text:p>
          </table:table-cell>
          <table:table-cell table:style-name="ce1" office:value-type="float" office:value="27.842" calcext:value-type="float">
            <text:p>27.842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8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355684" calcext:value-type="float">
            <text:p>0.355684</text:p>
          </table:table-cell>
          <table:table-cell office:value-type="float" office:value="1.76" calcext:value-type="float">
            <text:p>1.76</text:p>
          </table:table-cell>
          <table:table-cell office:value-type="float" office:value="696" calcext:value-type="float">
            <text:p>69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29051" calcext:value-type="float">
            <text:p>0.29051</text:p>
          </table:table-cell>
          <table:table-cell office:value-type="float" office:value="3.517" calcext:value-type="float">
            <text:p>3.517</text:p>
          </table:table-cell>
          <table:table-cell office:value-type="float" office:value="727" calcext:value-type="float">
            <text:p>72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254165" calcext:value-type="float">
            <text:p>0.254165</text:p>
          </table:table-cell>
          <table:table-cell office:value-type="float" office:value="5.283" calcext:value-type="float">
            <text:p>5.283</text:p>
          </table:table-cell>
          <table:table-cell office:value-type="float" office:value="760" calcext:value-type="float">
            <text:p>7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223904" calcext:value-type="float">
            <text:p>0.223904</text:p>
          </table:table-cell>
          <table:table-cell office:value-type="float" office:value="7.051" calcext:value-type="float">
            <text:p>7.051</text:p>
          </table:table-cell>
          <table:table-cell office:value-type="float" office:value="753" calcext:value-type="float">
            <text:p>7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202863" calcext:value-type="float">
            <text:p>0.202863</text:p>
          </table:table-cell>
          <table:table-cell office:value-type="float" office:value="8.793" calcext:value-type="float">
            <text:p>8.793</text:p>
          </table:table-cell>
          <table:table-cell office:value-type="float" office:value="746" calcext:value-type="float">
            <text:p>74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.18301" calcext:value-type="float">
            <text:p>0.18301</text:p>
          </table:table-cell>
          <table:table-cell office:value-type="float" office:value="10.542" calcext:value-type="float">
            <text:p>10.542</text:p>
          </table:table-cell>
          <table:table-cell office:value-type="float" office:value="747" calcext:value-type="float">
            <text:p>7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165226" calcext:value-type="float">
            <text:p>0.165226</text:p>
          </table:table-cell>
          <table:table-cell office:value-type="float" office:value="12.287" calcext:value-type="float">
            <text:p>12.287</text:p>
          </table:table-cell>
          <table:table-cell office:value-type="float" office:value="739" calcext:value-type="float">
            <text:p>73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148356" calcext:value-type="float">
            <text:p>0.148356</text:p>
          </table:table-cell>
          <table:table-cell office:value-type="float" office:value="14.036" calcext:value-type="float">
            <text:p>14.036</text:p>
          </table:table-cell>
          <table:table-cell office:value-type="float" office:value="759" calcext:value-type="float">
            <text:p>75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office:value-type="float" office:value="0.135206" calcext:value-type="float">
            <text:p>0.135206</text:p>
          </table:table-cell>
          <table:table-cell office:value-type="float" office:value="15.791" calcext:value-type="float">
            <text:p>15.791</text:p>
          </table:table-cell>
          <table:table-cell office:value-type="float" office:value="766" calcext:value-type="float">
            <text:p>76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0.120429" calcext:value-type="float">
            <text:p>0.120429</text:p>
          </table:table-cell>
          <table:table-cell office:value-type="float" office:value="17.543" calcext:value-type="float">
            <text:p>17.543</text:p>
          </table:table-cell>
          <table:table-cell office:value-type="float" office:value="744" calcext:value-type="float">
            <text:p>74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0" calcext:value-type="float">
            <text:p>550</text:p>
          </table:table-cell>
          <table:table-cell office:value-type="float" office:value="0.109094" calcext:value-type="float">
            <text:p>0.109094</text:p>
          </table:table-cell>
          <table:table-cell office:value-type="float" office:value="19.286" calcext:value-type="float">
            <text:p>19.286</text:p>
          </table:table-cell>
          <table:table-cell office:value-type="float" office:value="744" calcext:value-type="float">
            <text:p>7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0.097833" calcext:value-type="float">
            <text:p>0.097833</text:p>
          </table:table-cell>
          <table:table-cell office:value-type="float" office:value="21.039" calcext:value-type="float">
            <text:p>21.039</text:p>
          </table:table-cell>
          <table:table-cell office:value-type="float" office:value="750" calcext:value-type="float">
            <text:p>75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office:value-type="float" office:value="0.086774" calcext:value-type="float">
            <text:p>0.086774</text:p>
          </table:table-cell>
          <table:table-cell office:value-type="float" office:value="22.783" calcext:value-type="float">
            <text:p>22.783</text:p>
          </table:table-cell>
          <table:table-cell office:value-type="float" office:value="776" calcext:value-type="float">
            <text:p>7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office:value-type="float" office:value="0.077489" calcext:value-type="float">
            <text:p>0.077489</text:p>
          </table:table-cell>
          <table:table-cell office:value-type="float" office:value="24.532" calcext:value-type="float">
            <text:p>24.532</text:p>
          </table:table-cell>
          <table:table-cell office:value-type="float" office:value="772" calcext:value-type="float">
            <text:p>7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0" calcext:value-type="float">
            <text:p>750</text:p>
          </table:table-cell>
          <table:table-cell office:value-type="float" office:value="0.069994" calcext:value-type="float">
            <text:p>0.069994</text:p>
          </table:table-cell>
          <table:table-cell office:value-type="float" office:value="26.312" calcext:value-type="float">
            <text:p>26.312</text:p>
          </table:table-cell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office:value-type="float" office:value="0.063034" calcext:value-type="float">
            <text:p>0.063034</text:p>
          </table:table-cell>
          <table:table-cell office:value-type="float" office:value="28.088" calcext:value-type="float">
            <text:p>28.088</text:p>
          </table:table-cell>
          <table:table-cell office:value-type="float" office:value="764" calcext:value-type="float">
            <text:p>7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8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13712" calcext:value-type="float">
            <text:p>0.313712</text:p>
          </table:table-cell>
          <table:table-cell table:style-name="ce1" office:value-type="float" office:value="1.953" calcext:value-type="float">
            <text:p>1.953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40537" calcext:value-type="float">
            <text:p>0.240537</text:p>
          </table:table-cell>
          <table:table-cell table:style-name="ce1" office:value-type="float" office:value="3.984" calcext:value-type="float">
            <text:p>3.984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192054" calcext:value-type="float">
            <text:p>0.192054</text:p>
          </table:table-cell>
          <table:table-cell table:style-name="ce1" office:value-type="float" office:value="5.959" calcext:value-type="float">
            <text:p>5.959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153737" calcext:value-type="float">
            <text:p>0.153737</text:p>
          </table:table-cell>
          <table:table-cell table:style-name="ce1" office:value-type="float" office:value="7.899" calcext:value-type="float">
            <text:p>7.899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123298" calcext:value-type="float">
            <text:p>0.123298</text:p>
          </table:table-cell>
          <table:table-cell table:style-name="ce1" office:value-type="float" office:value="9.82" calcext:value-type="float">
            <text:p>9.82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98052" calcext:value-type="float">
            <text:p>0.098052</text:p>
          </table:table-cell>
          <table:table-cell table:style-name="ce1" office:value-type="float" office:value="11.753" calcext:value-type="float">
            <text:p>11.753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76507" calcext:value-type="float">
            <text:p>0.076507</text:p>
          </table:table-cell>
          <table:table-cell table:style-name="ce1" office:value-type="float" office:value="13.696" calcext:value-type="float">
            <text:p>13.696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58889" calcext:value-type="float">
            <text:p>0.058889</text:p>
          </table:table-cell>
          <table:table-cell table:style-name="ce1" office:value-type="float" office:value="15.635" calcext:value-type="float">
            <text:p>15.635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043849" calcext:value-type="float">
            <text:p>0.043849</text:p>
          </table:table-cell>
          <table:table-cell table:style-name="ce1" office:value-type="float" office:value="17.568" calcext:value-type="float">
            <text:p>17.56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32074" calcext:value-type="float">
            <text:p>0.032074</text:p>
          </table:table-cell>
          <table:table-cell table:style-name="ce1" office:value-type="float" office:value="19.499" calcext:value-type="float">
            <text:p>19.499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0239" calcext:value-type="float">
            <text:p>0.0239</text:p>
          </table:table-cell>
          <table:table-cell table:style-name="ce1" office:value-type="float" office:value="21.434" calcext:value-type="float">
            <text:p>21.434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16766" calcext:value-type="float">
            <text:p>0.016766</text:p>
          </table:table-cell>
          <table:table-cell table:style-name="ce1" office:value-type="float" office:value="23.364" calcext:value-type="float">
            <text:p>23.36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11397" calcext:value-type="float">
            <text:p>0.011397</text:p>
          </table:table-cell>
          <table:table-cell table:style-name="ce1" office:value-type="float" office:value="25.359" calcext:value-type="float">
            <text:p>25.35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08106" calcext:value-type="float">
            <text:p>0.008106</text:p>
          </table:table-cell>
          <table:table-cell table:style-name="ce1" office:value-type="float" office:value="27.401" calcext:value-type="float">
            <text:p>27.40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0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05677" calcext:value-type="float">
            <text:p>0.005677</text:p>
          </table:table-cell>
          <table:table-cell table:style-name="ce1" office:value-type="float" office:value="29.391" calcext:value-type="float">
            <text:p>29.39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50.txt</text:p>
          </table:table-cell>
          <table:table-cell table:number-columns-repeated="50"/>
          <table:table-cell table:style-name="Default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003897" calcext:value-type="float">
            <text:p>0.003897</text:p>
          </table:table-cell>
          <table:table-cell table:style-name="ce1" office:value-type="float" office:value="31.454" calcext:value-type="float">
            <text:p>31.45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800.txt</text:p>
          </table:table-cell>
          <table:table-cell table:number-columns-repeated="50"/>
          <table:table-cell table:style-name="Default" table:number-columns-repeated="16325"/>
        </table:table-row>
      </table:table>
      <table:table table:name="Model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12"/>self.net = nn.Sequential(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517165" calcext:value-type="float">
            <text:p>0.517165</text:p>
          </table:table-cell>
          <table:table-cell office:value-type="float" office:value="2.505" calcext:value-type="float">
            <text:p>2.505</text:p>
          </table:table-cell>
          <table:table-cell office:value-type="float" office:value="754" calcext:value-type="float">
            <text:p>75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6"/>nn.Linear(9, hidden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48006" calcext:value-type="float">
            <text:p>0.348006</text:p>
          </table:table-cell>
          <table:table-cell office:value-type="float" office:value="4.989" calcext:value-type="float">
            <text:p>4.989</text:p>
          </table:table-cell>
          <table:table-cell office:value-type="float" office:value="775" calcext:value-type="float">
            <text:p>775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268252" calcext:value-type="float">
            <text:p>0.268252</text:p>
          </table:table-cell>
          <table:table-cell office:value-type="float" office:value="7.479" calcext:value-type="float">
            <text:p>7.479</text:p>
          </table:table-cell>
          <table:table-cell office:value-type="float" office:value="748" calcext:value-type="float">
            <text:p>74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6"/>nn.Linear(hidden, hidden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210663" calcext:value-type="float">
            <text:p>0.210663</text:p>
          </table:table-cell>
          <table:table-cell office:value-type="float" office:value="9.967" calcext:value-type="float">
            <text:p>9.967</text:p>
          </table:table-cell>
          <table:table-cell office:value-type="float" office:value="777" calcext:value-type="float">
            <text:p>77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166659" calcext:value-type="float">
            <text:p>0.166659</text:p>
          </table:table-cell>
          <table:table-cell office:value-type="float" office:value="12.471" calcext:value-type="float">
            <text:p>12.471</text:p>
          </table:table-cell>
          <table:table-cell office:value-type="float" office:value="769" calcext:value-type="float">
            <text:p>76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6"/>nn.Linear(hidden, hidden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26119" calcext:value-type="float">
            <text:p>0.126119</text:p>
          </table:table-cell>
          <table:table-cell office:value-type="float" office:value="14.957" calcext:value-type="float">
            <text:p>14.957</text:p>
          </table:table-cell>
          <table:table-cell office:value-type="float" office:value="781" calcext:value-type="float">
            <text:p>7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084425" calcext:value-type="float">
            <text:p>0.084425</text:p>
          </table:table-cell>
          <table:table-cell office:value-type="float" office:value="17.426" calcext:value-type="float">
            <text:p>17.426</text:p>
          </table:table-cell>
          <table:table-cell office:value-type="float" office:value="818" calcext:value-type="float">
            <text:p>8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/>
          <table:table-cell office:value-type="string" calcext:value-type="string">
            <text:p><text:s text:c="16"/>nn.Linear(hidden, hidden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19.92" calcext:value-type="float">
            <text:p>19.92</text:p>
          </table:table-cell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11649" calcext:value-type="float">
            <text:p>0.211649</text:p>
          </table:table-cell>
          <table:table-cell table:style-name="ce1" office:value-type="float" office:value="2.925" calcext:value-type="float">
            <text:p>2.925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/>
          <table:table-cell office:value-type="string" calcext:value-type="string">
            <text:p><text:s text:c="16"/>nn.Linear(hidden, 9),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58486" calcext:value-type="float">
            <text:p>0.058486</text:p>
          </table:table-cell>
          <table:table-cell table:style-name="ce1" office:value-type="float" office:value="5.951" calcext:value-type="float">
            <text:p>5.95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/>
          <table:table-cell office:value-type="string" calcext:value-type="string">
            <text:p><text:s text:c="12"/>)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5235" calcext:value-type="float">
            <text:p>0.005235</text:p>
          </table:table-cell>
          <table:table-cell table:style-name="ce1" office:value-type="float" office:value="8.904" calcext:value-type="float">
            <text:p>8.90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1609" calcext:value-type="float">
            <text:p>0.001609</text:p>
          </table:table-cell>
          <table:table-cell table:style-name="ce1" office:value-type="float" office:value="11.913" calcext:value-type="float">
            <text:p>11.91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01173" calcext:value-type="float">
            <text:p>0.001173</text:p>
          </table:table-cell>
          <table:table-cell table:style-name="ce1" office:value-type="float" office:value="14.942" calcext:value-type="float">
            <text:p>14.94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00224" calcext:value-type="float">
            <text:p>0.000224</text:p>
          </table:table-cell>
          <table:table-cell table:style-name="ce1" office:value-type="float" office:value="18.115" calcext:value-type="float">
            <text:p>18.11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21.502" calcext:value-type="float">
            <text:p>21.5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1" office:value-type="float" office:value="24.873" calcext:value-type="float">
            <text:p>24.87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3.793" calcext:value-type="float">
            <text:p>3.793</text:p>
          </table:table-cell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7.709" calcext:value-type="float">
            <text:p>7.70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1.852" calcext:value-type="float">
            <text:p>11.85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6.644" calcext:value-type="float">
            <text:p>16.64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21.414" calcext:value-type="float">
            <text:p>21.41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5.403" calcext:value-type="float">
            <text:p>25.40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0.197" calcext:value-type="float">
            <text:p>30.19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6.963" calcext:value-type="float">
            <text:p>36.96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20.087" calcext:value-type="float">
            <text:p>20.08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058" calcext:value-type="float">
            <text:p>0.000058</text:p>
          </table:table-cell>
          <table:table-cell table:style-name="ce1" office:value-type="float" office:value="43.247" calcext:value-type="float">
            <text:p>43.24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0008" calcext:value-type="float">
            <text:p>0.000008</text:p>
          </table:table-cell>
          <table:table-cell table:style-name="ce1" office:value-type="float" office:value="67.208" calcext:value-type="float">
            <text:p>67.20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93.794" calcext:value-type="float">
            <text:p>93.79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.192" calcext:value-type="float">
            <text:p>124.19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.396" calcext:value-type="float">
            <text:p>158.39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6.71" calcext:value-type="float">
            <text:p>196.7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186" calcext:value-type="float">
            <text:p>0.000186</text:p>
          </table:table-cell>
          <table:table-cell table:style-name="ce1" office:value-type="float" office:value="222.614" calcext:value-type="float">
            <text:p>222.61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2"/>
        </table:table-row>
      </table:table>
      <table:table table:name="Model 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637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12"/>self.net = nn.Sequential(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196463" calcext:value-type="float">
            <text:p>0.196463</text:p>
          </table:table-cell>
          <table:table-cell office:value-type="float" office:value="9.246" calcext:value-type="float">
            <text:p>9.246</text:p>
          </table:table-cell>
          <table:table-cell office:value-type="float" office:value="785" calcext:value-type="float">
            <text:p>78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6"/>nn.Unflatten(1, (1, 3, 3)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083945" calcext:value-type="float">
            <text:p>0.083945</text:p>
          </table:table-cell>
          <table:table-cell office:value-type="float" office:value="14.441" calcext:value-type="float">
            <text:p>14.441</text:p>
          </table:table-cell>
          <table:table-cell office:value-type="float" office:value="784" calcext:value-type="float">
            <text:p>78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6"/>nn.Conv2d(1, hidden, kernel_size=3, padding=1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026972" calcext:value-type="float">
            <text:p>0.026972</text:p>
          </table:table-cell>
          <table:table-cell office:value-type="float" office:value="18.707" calcext:value-type="float">
            <text:p>18.70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6"/>nn.ReLU(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27.06" calcext:value-type="float">
            <text:p>27.0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6"/>nn.Conv2d(hidden, hidden, kernel_size=3, padding=1),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36.545" calcext:value-type="float">
            <text:p>36.54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6"/>nn.ReLU(),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46.129" calcext:value-type="float">
            <text:p>46.12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16"/>nn.Flatten(1),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55.993" calcext:value-type="float">
            <text:p>55.99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/>
          <table:table-cell office:value-type="string" calcext:value-type="string">
            <text:p><text:s text:c="16"/>nn.Linear(hidden * 9, 9),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64.946" calcext:value-type="float">
            <text:p>64.94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/>
          <table:table-cell office:value-type="string" calcext:value-type="string">
            <text:p><text:s text:c="12"/>)</text:p>
          </table:table-cell>
          <table:table-cell table:number-columns-repeated="48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119551" calcext:value-type="float">
            <text:p>0.119551</text:p>
          </table:table-cell>
          <table:table-cell table:style-name="ce1" office:value-type="float" office:value="11.382" calcext:value-type="float">
            <text:p>11.38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7325" calcext:value-type="float">
            <text:p>0.007325</text:p>
          </table:table-cell>
          <table:table-cell table:style-name="ce1" office:value-type="float" office:value="22.845" calcext:value-type="float">
            <text:p>22.84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1835" calcext:value-type="float">
            <text:p>0.001835</text:p>
          </table:table-cell>
          <table:table-cell table:style-name="ce1" office:value-type="float" office:value="34.41" calcext:value-type="float">
            <text:p>34.4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2079" calcext:value-type="float">
            <text:p>0.002079</text:p>
          </table:table-cell>
          <table:table-cell table:style-name="ce1" office:value-type="float" office:value="46.231" calcext:value-type="float">
            <text:p>46.23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00403" calcext:value-type="float">
            <text:p>0.000403</text:p>
          </table:table-cell>
          <table:table-cell table:style-name="ce1" office:value-type="float" office:value="58.368" calcext:value-type="float">
            <text:p>58.36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00096" calcext:value-type="float">
            <text:p>0.000096</text:p>
          </table:table-cell>
          <table:table-cell table:style-name="ce1" office:value-type="float" office:value="67.712" calcext:value-type="float">
            <text:p>67.71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80.351" calcext:value-type="float">
            <text:p>80.35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3092" calcext:value-type="float">
            <text:p>0.003092</text:p>
          </table:table-cell>
          <table:table-cell table:style-name="ce1" office:value-type="float" office:value="100.494" calcext:value-type="float">
            <text:p>100.49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17155" calcext:value-type="float">
            <text:p>0.017155</text:p>
          </table:table-cell>
          <table:table-cell office:value-type="float" office:value="18.408" calcext:value-type="float">
            <text:p>18.408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36.914" calcext:value-type="float">
            <text:p>36.91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56.516" calcext:value-type="float">
            <text:p>56.51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86.306" calcext:value-type="float">
            <text:p>86.30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47.144" calcext:value-type="float">
            <text:p>147.14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48.014" calcext:value-type="float">
            <text:p>248.01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71.644" calcext:value-type="float">
            <text:p>371.64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451.377" calcext:value-type="float">
            <text:p>451.37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154" calcext:value-type="float">
            <text:p>0.00154</text:p>
          </table:table-cell>
          <table:table-cell table:style-name="ce1" office:value-type="float" office:value="49.991" calcext:value-type="float">
            <text:p>49.99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131" calcext:value-type="float">
            <text:p>0.000131</text:p>
          </table:table-cell>
          <table:table-cell table:style-name="ce1" office:value-type="float" office:value="101.361" calcext:value-type="float">
            <text:p>101.36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156.084" calcext:value-type="float">
            <text:p>156.08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229.252" calcext:value-type="float">
            <text:p>229.25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1637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6.966" calcext:value-type="float">
            <text:p>356.96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0.445" calcext:value-type="float">
            <text:p>560.44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5.5" calcext:value-type="float">
            <text:p>805.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50"/>
          <table:table-cell table:style-name="ce1" table:number-columns-repeated="1632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256" calcext:value-type="float">
            <text:p>0.000256</text:p>
          </table:table-cell>
          <table:table-cell table:style-name="ce1" office:value-type="float" office:value="882.502" calcext:value-type="float">
            <text:p>882.5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50"/>
          <table:table-cell table:style-name="ce1" table:number-columns-repeated="16325"/>
        </table:table-row>
      </table:table>
      <table:table table:name="Model 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12"/>self.net = nn.Sequential(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77026" calcext:value-type="float">
            <text:p>0.377026</text:p>
          </table:table-cell>
          <table:table-cell office:value-type="float" office:value="5.408" calcext:value-type="float">
            <text:p>5.408</text:p>
          </table:table-cell>
          <table:table-cell office:value-type="float" office:value="687" calcext:value-type="float">
            <text:p>68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6"/>nn.Unflatten(1, (1, 3, 3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24853" calcext:value-type="float">
            <text:p>0.324853</text:p>
          </table:table-cell>
          <table:table-cell office:value-type="float" office:value="9.55" calcext:value-type="float">
            <text:p>9.55</text:p>
          </table:table-cell>
          <table:table-cell office:value-type="float" office:value="745" calcext:value-type="float">
            <text:p>74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6"/>nn.Conv2d(1, hidden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289329" calcext:value-type="float">
            <text:p>0.289329</text:p>
          </table:table-cell>
          <table:table-cell office:value-type="float" office:value="13.493" calcext:value-type="float">
            <text:p>13.493</text:p>
          </table:table-cell>
          <table:table-cell office:value-type="float" office:value="724" calcext:value-type="float">
            <text:p>72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263487" calcext:value-type="float">
            <text:p>0.263487</text:p>
          </table:table-cell>
          <table:table-cell office:value-type="float" office:value="18.937" calcext:value-type="float">
            <text:p>18.937</text:p>
          </table:table-cell>
          <table:table-cell office:value-type="float" office:value="741" calcext:value-type="float">
            <text:p>74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6"/>nn.Flatten(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240571" calcext:value-type="float">
            <text:p>0.240571</text:p>
          </table:table-cell>
          <table:table-cell office:value-type="float" office:value="21.93" calcext:value-type="float">
            <text:p>21.93</text:p>
          </table:table-cell>
          <table:table-cell office:value-type="float" office:value="731" calcext:value-type="float">
            <text:p>73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6"/>nn.Linear(hidden * 9, 9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219585" calcext:value-type="float">
            <text:p>0.219585</text:p>
          </table:table-cell>
          <table:table-cell office:value-type="float" office:value="27.023" calcext:value-type="float">
            <text:p>27.023</text:p>
          </table:table-cell>
          <table:table-cell office:value-type="float" office:value="750" calcext:value-type="float">
            <text:p>75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12"/>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203788" calcext:value-type="float">
            <text:p>0.203788</text:p>
          </table:table-cell>
          <table:table-cell office:value-type="float" office:value="33.11" calcext:value-type="float">
            <text:p>33.11</text:p>
          </table:table-cell>
          <table:table-cell office:value-type="float" office:value="747" calcext:value-type="float">
            <text:p>74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38.917" calcext:value-type="float">
            <text:p>38.917</text:p>
          </table:table-cell>
          <table:table-cell office:value-type="float" office:value="745" calcext:value-type="float">
            <text:p>74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float" office:value="0.174126" calcext:value-type="float">
            <text:p>0.174126</text:p>
          </table:table-cell>
          <table:table-cell office:value-type="float" office:value="45.371" calcext:value-type="float">
            <text:p>45.371</text:p>
          </table:table-cell>
          <table:table-cell office:value-type="float" office:value="758" calcext:value-type="float">
            <text:p>75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5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62138" calcext:value-type="float">
            <text:p>0.162138</text:p>
          </table:table-cell>
          <table:table-cell office:value-type="float" office:value="51.851" calcext:value-type="float">
            <text:p>51.851</text:p>
          </table:table-cell>
          <table:table-cell office:value-type="float" office:value="759" calcext:value-type="float">
            <text:p>75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0.151264" calcext:value-type="float">
            <text:p>0.151264</text:p>
          </table:table-cell>
          <table:table-cell office:value-type="float" office:value="57.552" calcext:value-type="float">
            <text:p>57.552</text:p>
          </table:table-cell>
          <table:table-cell office:value-type="float" office:value="759" calcext:value-type="float">
            <text:p>75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5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float" office:value="0.140159" calcext:value-type="float">
            <text:p>0.140159</text:p>
          </table:table-cell>
          <table:table-cell office:value-type="float" office:value="61.209" calcext:value-type="float">
            <text:p>61.209</text:p>
          </table:table-cell>
          <table:table-cell office:value-type="float" office:value="757" calcext:value-type="float">
            <text:p>75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0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0" calcext:value-type="float">
            <text:p>650</text:p>
          </table:table-cell>
          <table:table-cell office:value-type="float" office:value="0.128175" calcext:value-type="float">
            <text:p>0.128175</text:p>
          </table:table-cell>
          <table:table-cell office:value-type="float" office:value="64.583" calcext:value-type="float">
            <text:p>64.583</text:p>
          </table:table-cell>
          <table:table-cell office:value-type="float" office:value="761" calcext:value-type="float">
            <text:p>7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65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office:value-type="float" office:value="0.122077" calcext:value-type="float">
            <text:p>0.122077</text:p>
          </table:table-cell>
          <table:table-cell office:value-type="float" office:value="71.11" calcext:value-type="float">
            <text:p>71.11</text:p>
          </table:table-cell>
          <table:table-cell office:value-type="float" office:value="754" calcext:value-type="float">
            <text:p>7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0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0" calcext:value-type="float">
            <text:p>750</text:p>
          </table:table-cell>
          <table:table-cell office:value-type="float" office:value="0.114288" calcext:value-type="float">
            <text:p>0.114288</text:p>
          </table:table-cell>
          <table:table-cell office:value-type="float" office:value="77.611" calcext:value-type="float">
            <text:p>77.611</text:p>
          </table:table-cell>
          <table:table-cell office:value-type="float" office:value="763" calcext:value-type="float">
            <text:p>76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750.tx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0.106959" calcext:value-type="float">
            <text:p>0.106959</text:p>
          </table:table-cell>
          <table:table-cell office:value-type="float" office:value="84.121" calcext:value-type="float">
            <text:p>84.121</text:p>
          </table:table-cell>
          <table:table-cell office:value-type="float" office:value="759" calcext:value-type="float">
            <text:p>75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8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42086" calcext:value-type="float">
            <text:p>0.342086</text:p>
          </table:table-cell>
          <table:table-cell table:style-name="ce1" office:value-type="float" office:value="2.928" calcext:value-type="float">
            <text:p>2.928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78038" calcext:value-type="float">
            <text:p>0.278038</text:p>
          </table:table-cell>
          <table:table-cell table:style-name="ce1" office:value-type="float" office:value="5.842" calcext:value-type="float">
            <text:p>5.842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231914" calcext:value-type="float">
            <text:p>0.231914</text:p>
          </table:table-cell>
          <table:table-cell table:style-name="ce1" office:value-type="float" office:value="8.757" calcext:value-type="float">
            <text:p>8.757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198305" calcext:value-type="float">
            <text:p>0.198305</text:p>
          </table:table-cell>
          <table:table-cell table:style-name="ce1" office:value-type="float" office:value="11.67" calcext:value-type="float">
            <text:p>11.67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167994" calcext:value-type="float">
            <text:p>0.167994</text:p>
          </table:table-cell>
          <table:table-cell table:style-name="ce1" office:value-type="float" office:value="14.581" calcext:value-type="float">
            <text:p>14.581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143462" calcext:value-type="float">
            <text:p>0.143462</text:p>
          </table:table-cell>
          <table:table-cell table:style-name="ce1" office:value-type="float" office:value="17.501" calcext:value-type="float">
            <text:p>17.501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121937" calcext:value-type="float">
            <text:p>0.121937</text:p>
          </table:table-cell>
          <table:table-cell table:style-name="ce1" office:value-type="float" office:value="20.427" calcext:value-type="float">
            <text:p>20.427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105526" calcext:value-type="float">
            <text:p>0.105526</text:p>
          </table:table-cell>
          <table:table-cell table:style-name="ce1" office:value-type="float" office:value="23.32" calcext:value-type="float">
            <text:p>23.32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091081" calcext:value-type="float">
            <text:p>0.091081</text:p>
          </table:table-cell>
          <table:table-cell table:style-name="ce1" office:value-type="float" office:value="26.214" calcext:value-type="float">
            <text:p>26.21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76068" calcext:value-type="float">
            <text:p>0.076068</text:p>
          </table:table-cell>
          <table:table-cell table:style-name="ce1" office:value-type="float" office:value="29.128" calcext:value-type="float">
            <text:p>29.128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062817" calcext:value-type="float">
            <text:p>0.062817</text:p>
          </table:table-cell>
          <table:table-cell table:style-name="ce1" office:value-type="float" office:value="32.038" calcext:value-type="float">
            <text:p>32.038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55487" calcext:value-type="float">
            <text:p>0.055487</text:p>
          </table:table-cell>
          <table:table-cell table:style-name="ce1" office:value-type="float" office:value="35.063" calcext:value-type="float">
            <text:p>35.063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4472" calcext:value-type="float">
            <text:p>0.04472</text:p>
          </table:table-cell>
          <table:table-cell table:style-name="ce1" office:value-type="float" office:value="38.094" calcext:value-type="float">
            <text:p>38.09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6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38317" calcext:value-type="float">
            <text:p>0.038317</text:p>
          </table:table-cell>
          <table:table-cell table:style-name="ce1" office:value-type="float" office:value="41.39" calcext:value-type="float">
            <text:p>41.39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3227" calcext:value-type="float">
            <text:p>0.03227</text:p>
          </table:table-cell>
          <table:table-cell table:style-name="ce1" office:value-type="float" office:value="44.695" calcext:value-type="float">
            <text:p>44.695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7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025449" calcext:value-type="float">
            <text:p>0.025449</text:p>
          </table:table-cell>
          <table:table-cell table:style-name="ce1" office:value-type="float" office:value="47.778" calcext:value-type="float">
            <text:p>47.77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8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31479" calcext:value-type="float">
            <text:p>0.31479</text:p>
          </table:table-cell>
          <table:table-cell office:value-type="float" office:value="7.188" calcext:value-type="float">
            <text:p>7.188</text:p>
          </table:table-cell>
          <table:table-cell office:value-type="float" office:value="708" calcext:value-type="float">
            <text:p>70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235826" calcext:value-type="float">
            <text:p>0.235826</text:p>
          </table:table-cell>
          <table:table-cell office:value-type="float" office:value="14.354" calcext:value-type="float">
            <text:p>14.354</text:p>
          </table:table-cell>
          <table:table-cell office:value-type="float" office:value="758" calcext:value-type="float">
            <text:p>75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174985" calcext:value-type="float">
            <text:p>0.174985</text:p>
          </table:table-cell>
          <table:table-cell office:value-type="float" office:value="21.533" calcext:value-type="float">
            <text:p>21.533</text:p>
          </table:table-cell>
          <table:table-cell office:value-type="float" office:value="777" calcext:value-type="float">
            <text:p>7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135392" calcext:value-type="float">
            <text:p>0.135392</text:p>
          </table:table-cell>
          <table:table-cell office:value-type="float" office:value="28.703" calcext:value-type="float">
            <text:p>28.703</text:p>
          </table:table-cell>
          <table:table-cell office:value-type="float" office:value="772" calcext:value-type="float">
            <text:p>77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100247" calcext:value-type="float">
            <text:p>0.100247</text:p>
          </table:table-cell>
          <table:table-cell office:value-type="float" office:value="35.853" calcext:value-type="float">
            <text:p>35.853</text:p>
          </table:table-cell>
          <table:table-cell office:value-type="float" office:value="770" calcext:value-type="float">
            <text:p>77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.074653" calcext:value-type="float">
            <text:p>0.074653</text:p>
          </table:table-cell>
          <table:table-cell office:value-type="float" office:value="43.052" calcext:value-type="float">
            <text:p>43.052</text:p>
          </table:table-cell>
          <table:table-cell office:value-type="float" office:value="798" calcext:value-type="float">
            <text:p>79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053788" calcext:value-type="float">
            <text:p>0.053788</text:p>
          </table:table-cell>
          <table:table-cell office:value-type="float" office:value="50.199" calcext:value-type="float">
            <text:p>50.199</text:p>
          </table:table-cell>
          <table:table-cell office:value-type="float" office:value="796" calcext:value-type="float">
            <text:p>7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57.397" calcext:value-type="float">
            <text:p>57.397</text:p>
          </table:table-cell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office:value-type="float" office:value="0.027585" calcext:value-type="float">
            <text:p>0.027585</text:p>
          </table:table-cell>
          <table:table-cell office:value-type="float" office:value="64.602" calcext:value-type="float">
            <text:p>64.60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71.896" calcext:value-type="float">
            <text:p>71.89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0" calcext:value-type="float">
            <text:p>550</text:p>
          </table:table-cell>
          <table:table-cell office:value-type="float" office:value="0.013587" calcext:value-type="float">
            <text:p>0.013587</text:p>
          </table:table-cell>
          <table:table-cell office:value-type="float" office:value="79.443" calcext:value-type="float">
            <text:p>79.44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87.427" calcext:value-type="float">
            <text:p>87.42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95.922" calcext:value-type="float">
            <text:p>95.9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6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office:value-type="float" office:value="0.005559" calcext:value-type="float">
            <text:p>0.005559</text:p>
          </table:table-cell>
          <table:table-cell office:value-type="float" office:value="104.872" calcext:value-type="float">
            <text:p>104.87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0" calcext:value-type="float">
            <text:p>750</text:p>
          </table:table-cell>
          <table:table-cell office:value-type="float" office:value="0.041127" calcext:value-type="float">
            <text:p>0.041127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790" calcext:value-type="float">
            <text:p>7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7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124.075" calcext:value-type="float">
            <text:p>124.07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8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74499" calcext:value-type="float">
            <text:p>0.274499</text:p>
          </table:table-cell>
          <table:table-cell table:style-name="ce1" office:value-type="float" office:value="5.783" calcext:value-type="float">
            <text:p>5.78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79067" calcext:value-type="float">
            <text:p>0.179067</text:p>
          </table:table-cell>
          <table:table-cell table:style-name="ce1" office:value-type="float" office:value="15.379" calcext:value-type="float">
            <text:p>15.379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115382" calcext:value-type="float">
            <text:p>0.115382</text:p>
          </table:table-cell>
          <table:table-cell table:style-name="ce1" office:value-type="float" office:value="25.423" calcext:value-type="float">
            <text:p>25.423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73023" calcext:value-type="float">
            <text:p>0.073023</text:p>
          </table:table-cell>
          <table:table-cell table:style-name="ce1" office:value-type="float" office:value="35.469" calcext:value-type="float">
            <text:p>35.469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46207" calcext:value-type="float">
            <text:p>0.046207</text:p>
          </table:table-cell>
          <table:table-cell table:style-name="ce1" office:value-type="float" office:value="45.432" calcext:value-type="float">
            <text:p>45.432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27223" calcext:value-type="float">
            <text:p>0.027223</text:p>
          </table:table-cell>
          <table:table-cell table:style-name="ce1" office:value-type="float" office:value="55.472" calcext:value-type="float">
            <text:p>55.472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16944" calcext:value-type="float">
            <text:p>0.016944</text:p>
          </table:table-cell>
          <table:table-cell table:style-name="ce1" office:value-type="float" office:value="65.77" calcext:value-type="float">
            <text:p>65.7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7818" calcext:value-type="float">
            <text:p>0.007818</text:p>
          </table:table-cell>
          <table:table-cell table:style-name="ce1" office:value-type="float" office:value="76.422" calcext:value-type="float">
            <text:p>76.42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005101" calcext:value-type="float">
            <text:p>0.005101</text:p>
          </table:table-cell>
          <table:table-cell table:style-name="ce1" office:value-type="float" office:value="87.577" calcext:value-type="float">
            <text:p>87.57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03655" calcext:value-type="float">
            <text:p>0.003655</text:p>
          </table:table-cell>
          <table:table-cell table:style-name="ce1" office:value-type="float" office:value="99.347" calcext:value-type="float">
            <text:p>99.34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002759" calcext:value-type="float">
            <text:p>0.002759</text:p>
          </table:table-cell>
          <table:table-cell table:style-name="ce1" office:value-type="float" office:value="111.802" calcext:value-type="float">
            <text:p>111.8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02487" calcext:value-type="float">
            <text:p>0.002487</text:p>
          </table:table-cell>
          <table:table-cell table:style-name="ce1" office:value-type="float" office:value="124.422" calcext:value-type="float">
            <text:p>124.42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01576" calcext:value-type="float">
            <text:p>0.001576</text:p>
          </table:table-cell>
          <table:table-cell table:style-name="ce1" office:value-type="float" office:value="137.94" calcext:value-type="float">
            <text:p>137.9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6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01257" calcext:value-type="float">
            <text:p>0.001257</text:p>
          </table:table-cell>
          <table:table-cell table:style-name="ce1" office:value-type="float" office:value="152.02" calcext:value-type="float">
            <text:p>152.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01061" calcext:value-type="float">
            <text:p>0.001061</text:p>
          </table:table-cell>
          <table:table-cell table:style-name="ce1" office:value-type="float" office:value="166.352" calcext:value-type="float">
            <text:p>166.35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7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004075" calcext:value-type="float">
            <text:p>0.004075</text:p>
          </table:table-cell>
          <table:table-cell table:style-name="ce1" office:value-type="float" office:value="179.455" calcext:value-type="float">
            <text:p>179.45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800.txt</text:p>
          </table:table-cell>
          <table:table-cell table:number-columns-repeated="2"/>
        </table:table-row>
      </table:table>
      <table:table table:name="Model 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12"/>self.net = nn.Sequential(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108937" calcext:value-type="float">
            <text:p>0.108937</text:p>
          </table:table-cell>
          <table:table-cell office:value-type="float" office:value="11.687" calcext:value-type="float">
            <text:p>11.687</text:p>
          </table:table-cell>
          <table:table-cell office:value-type="float" office:value="820" calcext:value-type="float">
            <text:p>8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6"/>nn.Unflatten(1, (1, 3, 3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21.721" calcext:value-type="float">
            <text:p>21.721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6"/>nn.Conv2d(1, hidden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33.528" calcext:value-type="float">
            <text:p>33.528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43.33" calcext:value-type="float">
            <text:p>43.3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6"/>nn.Conv2d(hidden, hidden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58.267" calcext:value-type="float">
            <text:p>58.26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0.132" calcext:value-type="float">
            <text:p>80.13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16"/>nn.Conv2d(hidden, hidden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5.717" calcext:value-type="float">
            <text:p>105.71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26.045" calcext:value-type="float">
            <text:p>126.04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/>
          <table:table-cell office:value-type="string" calcext:value-type="string">
            <text:p><text:s text:c="16"/>nn.Flatten(1),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4947" calcext:value-type="float">
            <text:p>0.004947</text:p>
          </table:table-cell>
          <table:table-cell table:style-name="ce1" office:value-type="float" office:value="15.198" calcext:value-type="float">
            <text:p>15.19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/>
          <table:table-cell office:value-type="string" calcext:value-type="string">
            <text:p><text:s text:c="16"/>nn.Linear(hidden * 9, 9),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253" calcext:value-type="float">
            <text:p>0.000253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/>
          <table:table-cell office:value-type="string" calcext:value-type="string">
            <text:p><text:s text:c="12"/>)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0027" calcext:value-type="float">
            <text:p>0.000027</text:p>
          </table:table-cell>
          <table:table-cell table:style-name="ce1" office:value-type="float" office:value="53.907" calcext:value-type="float">
            <text:p>53.90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003" calcext:value-type="float">
            <text:p>0.000003</text:p>
          </table:table-cell>
          <table:table-cell table:style-name="ce1" office:value-type="float" office:value="97.152" calcext:value-type="float">
            <text:p>97.15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.935" calcext:value-type="float">
            <text:p>164.93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.946" calcext:value-type="float">
            <text:p>240.94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.339" calcext:value-type="float">
            <text:p>324.33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286" calcext:value-type="float">
            <text:p>0.000286</text:p>
          </table:table-cell>
          <table:table-cell table:style-name="ce1" office:value-type="float" office:value="343.769" calcext:value-type="float">
            <text:p>343.76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32.552" calcext:value-type="float">
            <text:p>32.55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65.356" calcext:value-type="float">
            <text:p>65.35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04.385" calcext:value-type="float">
            <text:p>104.38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63.664" calcext:value-type="float">
            <text:p>163.66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80.405" calcext:value-type="float">
            <text:p>280.40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80.227" calcext:value-type="float">
            <text:p>480.22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683.403" calcext:value-type="float">
            <text:p>683.40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714.732" calcext:value-type="float">
            <text:p>714.73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008" calcext:value-type="float">
            <text:p>0.00008</text:p>
          </table:table-cell>
          <table:table-cell table:style-name="ce1" office:value-type="float" office:value="96.133" calcext:value-type="float">
            <text:p>96.13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0.00001</text:p>
          </table:table-cell>
          <table:table-cell table:style-name="ce1" office:value-type="float" office:value="203.241" calcext:value-type="float">
            <text:p>203.24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344.361" calcext:value-type="float">
            <text:p>344.36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.525" calcext:value-type="float">
            <text:p>546.52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6.356" calcext:value-type="float">
            <text:p>826.35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1.678" calcext:value-type="float">
            <text:p>1191.67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00158" calcext:value-type="float">
            <text:p>0.000158</text:p>
          </table:table-cell>
          <table:table-cell table:style-name="ce1" office:value-type="float" office:value="1468.5" calcext:value-type="float">
            <text:p>1468.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011" calcext:value-type="float">
            <text:p>0.000011</text:p>
          </table:table-cell>
          <table:table-cell table:style-name="ce1" office:value-type="float" office:value="1582.79" calcext:value-type="float">
            <text:p>1582.7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2"/>
        </table:table-row>
      </table:table>
      <table:table table:name="Model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inal_loss</text:p>
          </table:table-cell>
          <table:table-cell office:value-type="string" calcext:value-type="string">
            <text:p>training_time_seconds</text:p>
          </table:table-cell>
          <table:table-cell office:value-type="string" calcext:value-type="string">
            <text:p>games_played</text:p>
          </table:table-cell>
          <table:table-cell office:value-type="string" calcext:value-type="string">
            <text:p>sub_optimal_games</text:p>
          </table:table-cell>
          <table:table-cell office:value-type="string" calcext:value-type="string">
            <text:p>train_file</text:p>
          </table:table-cell>
          <table:table-cell office:value-type="string" calcext:value-type="string">
            <text:p>play_file</text:p>
          </table:table-cell>
          <table:table-cell/>
          <table:table-cell office:value-type="string" calcext:value-type="string">
            <text:p><text:s text:c="12"/>h2 = max(1, hidden // 2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237491" calcext:value-type="float">
            <text:p>0.237491</text:p>
          </table:table-cell>
          <table:table-cell office:value-type="float" office:value="7.495" calcext:value-type="float">
            <text:p>7.495</text:p>
          </table:table-cell>
          <table:table-cell office:value-type="float" office:value="758" calcext:value-type="float">
            <text:p>75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50.txt</text:p>
          </table:table-cell>
          <table:table-cell/>
          <table:table-cell office:value-type="string" calcext:value-type="string">
            <text:p><text:s text:c="12"/>self.net = nn.Sequential(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14289" calcext:value-type="float">
            <text:p>0.14289</text:p>
          </table:table-cell>
          <table:table-cell office:value-type="float" office:value="15.113" calcext:value-type="float">
            <text:p>15.113</text:p>
          </table:table-cell>
          <table:table-cell office:value-type="float" office:value="738" calcext:value-type="float">
            <text:p>73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00.txt</text:p>
          </table:table-cell>
          <table:table-cell/>
          <table:table-cell office:value-type="string" calcext:value-type="string">
            <text:p><text:s text:c="16"/>nn.Unflatten(1, (1, 3, 3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068422" calcext:value-type="float">
            <text:p>0.068422</text:p>
          </table:table-cell>
          <table:table-cell office:value-type="float" office:value="22.928" calcext:value-type="float">
            <text:p>22.928</text:p>
          </table:table-cell>
          <table:table-cell office:value-type="float" office:value="786" calcext:value-type="float">
            <text:p>7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150.txt</text:p>
          </table:table-cell>
          <table:table-cell/>
          <table:table-cell office:value-type="string" calcext:value-type="string">
            <text:p><text:s text:c="16"/>nn.Conv2d(1, h2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028452" calcext:value-type="float">
            <text:p>0.028452</text:p>
          </table:table-cell>
          <table:table-cell office:value-type="float" office:value="31.32" calcext:value-type="float">
            <text:p>31.3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39.387" calcext:value-type="float">
            <text:p>39.38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250.txt</text:p>
          </table:table-cell>
          <table:table-cell/>
          <table:table-cell office:value-type="string" calcext:value-type="string">
            <text:p><text:s text:c="16"/>nn.Conv2d(h2, hidden, kernel_size=3, padding=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47.968" calcext:value-type="float">
            <text:p>47.968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00.txt</text:p>
          </table:table-cell>
          <table:table-cell/>
          <table:table-cell office:value-type="string" calcext:value-type="string">
            <text:p><text:s text:c="16"/>nn.ReLU(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55.969" calcext:value-type="float">
            <text:p>55.96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350.txt</text:p>
          </table:table-cell>
          <table:table-cell/>
          <table:table-cell office:value-type="string" calcext:value-type="string">
            <text:p><text:s text:c="16"/>nn.Flatten(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64.308" calcext:value-type="float">
            <text:p>64.308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32.txt</text:p>
          </table:table-cell>
          <table:table-cell office:value-type="string" calcext:value-type="string">
            <text:p>play.h32.e400.txt</text:p>
          </table:table-cell>
          <table:table-cell/>
          <table:table-cell office:value-type="string" calcext:value-type="string">
            <text:p><text:s text:c="16"/>nn.Linear(hidden * 9, 9),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1463" calcext:value-type="float">
            <text:p>0.1463</text:p>
          </table:table-cell>
          <table:table-cell table:style-name="ce1" office:value-type="float" office:value="7.345" calcext:value-type="float">
            <text:p>7.345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50.txt</text:p>
          </table:table-cell>
          <table:table-cell/>
          <table:table-cell office:value-type="string" calcext:value-type="string">
            <text:p><text:s text:c="12"/>)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26625" calcext:value-type="float">
            <text:p>0.026625</text:p>
          </table:table-cell>
          <table:table-cell table:style-name="ce1" office:value-type="float" office:value="16.885" calcext:value-type="float">
            <text:p>16.885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3356" calcext:value-type="float">
            <text:p>0.003356</text:p>
          </table:table-cell>
          <table:table-cell table:style-name="ce1" office:value-type="float" office:value="22.918" calcext:value-type="float">
            <text:p>22.91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1311" calcext:value-type="float">
            <text:p>0.001311</text:p>
          </table:table-cell>
          <table:table-cell table:style-name="ce1" office:value-type="float" office:value="30.542" calcext:value-type="float">
            <text:p>30.54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00874" calcext:value-type="float">
            <text:p>0.000874</text:p>
          </table:table-cell>
          <table:table-cell table:style-name="ce1" office:value-type="float" office:value="39.919" calcext:value-type="float">
            <text:p>39.91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00246" calcext:value-type="float">
            <text:p>0.000246</text:p>
          </table:table-cell>
          <table:table-cell table:style-name="ce1" office:value-type="float" office:value="50.846" calcext:value-type="float">
            <text:p>50.84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00309" calcext:value-type="float">
            <text:p>0.000309</text:p>
          </table:table-cell>
          <table:table-cell table:style-name="ce1" office:value-type="float" office:value="61.175" calcext:value-type="float">
            <text:p>61.175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116" calcext:value-type="float">
            <text:p>0.000116</text:p>
          </table:table-cell>
          <table:table-cell table:style-name="ce1" office:value-type="float" office:value="73.149" calcext:value-type="float">
            <text:p>73.14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64.txt</text:p>
          </table:table-cell>
          <table:table-cell table:style-name="ce1" office:value-type="string" calcext:value-type="string">
            <text:p>play.h64.e4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13.337" calcext:value-type="float">
            <text:p>13.337</text:p>
          </table:table-cell>
          <table:table-cell office:value-type="float" office:value="795" calcext:value-type="float">
            <text:p>7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27.091" calcext:value-type="float">
            <text:p>27.09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42.404" calcext:value-type="float">
            <text:p>42.40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1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60.982" calcext:value-type="float">
            <text:p>60.98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89.429" calcext:value-type="float">
            <text:p>89.429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2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39.606" calcext:value-type="float">
            <text:p>139.60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0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0.162111" calcext:value-type="float">
            <text:p>0.162111</text:p>
          </table:table-cell>
          <table:table-cell office:value-type="float" office:value="205.684" calcext:value-type="float">
            <text:p>205.684</text:p>
          </table:table-cell>
          <table:table-cell office:value-type="float" office:value="801" calcext:value-type="float">
            <text:p>8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350.txt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44.913" calcext:value-type="float">
            <text:p>244.91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.h128.txt</text:p>
          </table:table-cell>
          <table:table-cell office:value-type="string" calcext:value-type="string">
            <text:p>play.h128.e4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3414" calcext:value-type="float">
            <text:p>0.003414</text:p>
          </table:table-cell>
          <table:table-cell table:style-name="ce1" office:value-type="float" office:value="31.102" calcext:value-type="float">
            <text:p>31.1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245" calcext:value-type="float">
            <text:p>0.000245</text:p>
          </table:table-cell>
          <table:table-cell table:style-name="ce1" office:value-type="float" office:value="63.402" calcext:value-type="float">
            <text:p>63.40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000028" calcext:value-type="float">
            <text:p>0.000028</text:p>
          </table:table-cell>
          <table:table-cell table:style-name="ce1" office:value-type="float" office:value="100.266" calcext:value-type="float">
            <text:p>100.266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1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004" calcext:value-type="float">
            <text:p>0.000004</text:p>
          </table:table-cell>
          <table:table-cell table:style-name="ce1" office:value-type="float" office:value="157.549" calcext:value-type="float">
            <text:p>157.54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.569" calcext:value-type="float">
            <text:p>255.56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2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274" calcext:value-type="float">
            <text:p>400.274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0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8.983" calcext:value-type="float">
            <text:p>588.98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350.txt</text:p>
          </table:table-cell>
          <table:table-cell table:number-columns-repeated="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235" calcext:value-type="float">
            <text:p>0.000235</text:p>
          </table:table-cell>
          <table:table-cell table:style-name="ce1" office:value-type="float" office:value="682.803" calcext:value-type="float">
            <text:p>682.80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ain.h256.txt</text:p>
          </table:table-cell>
          <table:table-cell table:style-name="ce1" office:value-type="string" calcext:value-type="string">
            <text:p>play.h256.e400.t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1:56:53.052404028</meta:creation-date>
    <dc:date>2026-05-01T17:17:25.446301239</dc:date>
    <meta:editing-duration>PT2H5M8S</meta:editing-duration>
    <meta:editing-cycles>2</meta:editing-cycles>
    <meta:generator>LibreOffice/24.2.7.2$Linux_X86_64 LibreOffice_project/420$Build-2</meta:generator>
    <meta:document-statistic meta:table-count="10" meta:cell-count="3485" meta:object-count="0"/>
  </office:meta>
</office:document-meta>
</file>